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4909in" svg:height="27.6768in" svg:x="5.4138in" svg:y="0in">
            <draw:object draw:notify-on-update-of-ranges="Sheet1.A1:Sheet1.A1 Sheet1.A2:Sheet1.A110 Sheet1.B1:Sheet1.B1 Sheet1.B2:Sheet1.B110 Sheet1.C1:Sheet1.C1 Sheet1.C2:Sheet1.C110 Sheet1.D1:Sheet1.D1 Sheet1.D2:Sheet1.D1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Lexer – DMD Git master</text:p>
          </table:table-cell>
          <table:table-cell office:value-type="string">
            <text:p>Lexer – GDC Git master with GCC 4.8.1</text:p>
          </table:table-cell>
          <table:table-cell office:value-type="string">
            <text:p>DMD – GCC 4.7.3</text:p>
          </table:table-cell>
        </table:table-row>
        <table:table-row table:style-name="ro1">
          <table:table-cell office:value-type="string">
            <text:p>../phobos/crc32.d</text:p>
          </table:table-cell>
          <table:table-cell office:value-type="float" office:value="0.0321278">
            <text:p>0.0321278</text:p>
          </table:table-cell>
          <table:table-cell office:value-type="float" office:value="0.0213946">
            <text:p>0.0213946</text:p>
          </table:table-cell>
          <table:table-cell office:value-type="float" office:value="0.529493">
            <text:p>0.529493</text:p>
          </table:table-cell>
        </table:table-row>
        <table:table-row table:style-name="ro1">
          <table:table-cell office:value-type="string">
            <text:p>../phobos/etc/c/curl.d</text:p>
          </table:table-cell>
          <table:table-cell office:value-type="float" office:value="0.515491">
            <text:p>0.515491</text:p>
          </table:table-cell>
          <table:table-cell office:value-type="float" office:value="0.369766">
            <text:p>0.369766</text:p>
          </table:table-cell>
          <table:table-cell office:value-type="float" office:value="2.631557">
            <text:p>2.631557</text:p>
          </table:table-cell>
        </table:table-row>
        <table:table-row table:style-name="ro1">
          <table:table-cell office:value-type="string">
            <text:p>../phobos/etc/c/sqlite3.d</text:p>
          </table:table-cell>
          <table:table-cell office:value-type="float" office:value="0.424654">
            <text:p>0.424654</text:p>
          </table:table-cell>
          <table:table-cell office:value-type="float" office:value="0.296326">
            <text:p>0.296326</text:p>
          </table:table-cell>
          <table:table-cell office:value-type="float" office:value="2.080833">
            <text:p>2.080833</text:p>
          </table:table-cell>
        </table:table-row>
        <table:table-row table:style-name="ro1">
          <table:table-cell office:value-type="string">
            <text:p>../phobos/etc/c/zlib.d</text:p>
          </table:table-cell>
          <table:table-cell office:value-type="float" office:value="0.254141">
            <text:p>0.254141</text:p>
          </table:table-cell>
          <table:table-cell office:value-type="float" office:value="0.211177">
            <text:p>0.211177</text:p>
          </table:table-cell>
          <table:table-cell office:value-type="float" office:value="1.46846">
            <text:p>1.46846</text:p>
          </table:table-cell>
        </table:table-row>
        <table:table-row table:style-name="ro1">
          <table:table-cell office:value-type="string">
            <text:p>../phobos/std/algorithm.d</text:p>
          </table:table-cell>
          <table:table-cell office:value-type="float" office:value="3.46913">
            <text:p>3.46913</text:p>
          </table:table-cell>
          <table:table-cell office:value-type="float" office:value="2.39311">
            <text:p>2.39311</text:p>
          </table:table-cell>
          <table:table-cell office:value-type="float" office:value="19.831719">
            <text:p>19.831719</text:p>
          </table:table-cell>
        </table:table-row>
        <table:table-row table:style-name="ro1">
          <table:table-cell office:value-type="string">
            <text:p>../phobos/std/array.d</text:p>
          </table:table-cell>
          <table:table-cell office:value-type="float" office:value="0.908461">
            <text:p>0.908461</text:p>
          </table:table-cell>
          <table:table-cell office:value-type="float" office:value="0.625498">
            <text:p>0.625498</text:p>
          </table:table-cell>
          <table:table-cell office:value-type="float" office:value="5.130763">
            <text:p>5.130763</text:p>
          </table:table-cell>
        </table:table-row>
        <table:table-row table:style-name="ro1">
          <table:table-cell office:value-type="string">
            <text:p>../phobos/std/ascii.d</text:p>
          </table:table-cell>
          <table:table-cell office:value-type="float" office:value="0.128625">
            <text:p>0.128625</text:p>
          </table:table-cell>
          <table:table-cell office:value-type="float" office:value="0.089179">
            <text:p>0.089179</text:p>
          </table:table-cell>
          <table:table-cell office:value-type="float" office:value="0.677681">
            <text:p>0.677681</text:p>
          </table:table-cell>
        </table:table-row>
        <table:table-row table:style-name="ro1">
          <table:table-cell office:value-type="string">
            <text:p>../phobos/std/base64.d</text:p>
          </table:table-cell>
          <table:table-cell office:value-type="float" office:value="0.509833">
            <text:p>0.509833</text:p>
          </table:table-cell>
          <table:table-cell office:value-type="float" office:value="0.344866">
            <text:p>0.344866</text:p>
          </table:table-cell>
          <table:table-cell office:value-type="float" office:value="2.811816">
            <text:p>2.811816</text:p>
          </table:table-cell>
        </table:table-row>
        <table:table-row table:style-name="ro1">
          <table:table-cell office:value-type="string">
            <text:p>../phobos/std/bigint.d</text:p>
          </table:table-cell>
          <table:table-cell office:value-type="float" office:value="0.247707">
            <text:p>0.247707</text:p>
          </table:table-cell>
          <table:table-cell office:value-type="float" office:value="0.170227">
            <text:p>0.170227</text:p>
          </table:table-cell>
          <table:table-cell office:value-type="float" office:value="1.446755">
            <text:p>1.446755</text:p>
          </table:table-cell>
        </table:table-row>
        <table:table-row table:style-name="ro1">
          <table:table-cell office:value-type="string">
            <text:p>../phobos/std/bitmanip.d</text:p>
          </table:table-cell>
          <table:table-cell office:value-type="float" office:value="0.915593">
            <text:p>0.915593</text:p>
          </table:table-cell>
          <table:table-cell office:value-type="float" office:value="0.623112">
            <text:p>0.623112</text:p>
          </table:table-cell>
          <table:table-cell office:value-type="float" office:value="5.374653">
            <text:p>5.374653</text:p>
          </table:table-cell>
        </table:table-row>
        <table:table-row table:style-name="ro1">
          <table:table-cell office:value-type="string">
            <text:p>../phobos/std/c/fenv.d</text:p>
          </table:table-cell>
          <table:table-cell office:value-type="float" office:value="0.00670793">
            <text:p>0.00670793</text:p>
          </table:table-cell>
          <table:table-cell office:value-type="float" office:value="0.00376362">
            <text:p>0.00376362</text:p>
          </table:table-cell>
          <table:table-cell office:value-type="float" office:value="0.007746">
            <text:p>0.007746</text:p>
          </table:table-cell>
        </table:table-row>
        <table:table-row table:style-name="ro1">
          <table:table-cell office:value-type="string">
            <text:p>../phobos/std/c/freebsd/socket.d</text:p>
          </table:table-cell>
          <table:table-cell office:value-type="float" office:value="0.0121347">
            <text:p>0.0121347</text:p>
          </table:table-cell>
          <table:table-cell office:value-type="float" office:value="0.00723718">
            <text:p>0.00723718</text:p>
          </table:table-cell>
          <table:table-cell office:value-type="float" office:value="0.043159">
            <text:p>0.043159</text:p>
          </table:table-cell>
        </table:table-row>
        <table:table-row table:style-name="ro1">
          <table:table-cell office:value-type="string">
            <text:p>../phobos/std/c/linux/linux.d</text:p>
          </table:table-cell>
          <table:table-cell office:value-type="float" office:value="0.0217065">
            <text:p>0.0217065</text:p>
          </table:table-cell>
          <table:table-cell office:value-type="float" office:value="0.0145992">
            <text:p>0.0145992</text:p>
          </table:table-cell>
          <table:table-cell office:value-type="float" office:value="0.086109">
            <text:p>0.086109</text:p>
          </table:table-cell>
        </table:table-row>
        <table:table-row table:style-name="ro1">
          <table:table-cell office:value-type="string">
            <text:p>../phobos/std/c/linux/linuxextern.d</text:p>
          </table:table-cell>
          <table:table-cell office:value-type="float" office:value="0.00704514">
            <text:p>0.00704514</text:p>
          </table:table-cell>
          <table:table-cell office:value-type="float" office:value="0.0040923">
            <text:p>0.0040923</text:p>
          </table:table-cell>
          <table:table-cell office:value-type="float" office:value="0.008552">
            <text:p>0.008552</text:p>
          </table:table-cell>
        </table:table-row>
        <table:table-row table:style-name="ro1">
          <table:table-cell office:value-type="string">
            <text:p>../phobos/std/c/linux/pthread.d</text:p>
          </table:table-cell>
          <table:table-cell office:value-type="float" office:value="0.00731282">
            <text:p>0.00731282</text:p>
          </table:table-cell>
          <table:table-cell office:value-type="float" office:value="0.00422404">
            <text:p>0.00422404</text:p>
          </table:table-cell>
          <table:table-cell office:value-type="float" office:value="0.011286">
            <text:p>0.011286</text:p>
          </table:table-cell>
        </table:table-row>
        <table:table-row table:style-name="ro1">
          <table:table-cell office:value-type="string">
            <text:p>../phobos/std/c/linux/socket.d</text:p>
          </table:table-cell>
          <table:table-cell office:value-type="float" office:value="0.0329595">
            <text:p>0.0329595</text:p>
          </table:table-cell>
          <table:table-cell office:value-type="float" office:value="0.0199867">
            <text:p>0.0199867</text:p>
          </table:table-cell>
          <table:table-cell office:value-type="float" office:value="0.159683">
            <text:p>0.159683</text:p>
          </table:table-cell>
        </table:table-row>
        <table:table-row table:style-name="ro1">
          <table:table-cell office:value-type="string">
            <text:p>../phobos/std/c/linux/termios.d</text:p>
          </table:table-cell>
          <table:table-cell office:value-type="float" office:value="0.00652797">
            <text:p>0.00652797</text:p>
          </table:table-cell>
          <table:table-cell office:value-type="float" office:value="0.0036098">
            <text:p>0.0036098</text:p>
          </table:table-cell>
          <table:table-cell office:value-type="float" office:value="0.007545">
            <text:p>0.007545</text:p>
          </table:table-cell>
        </table:table-row>
        <table:table-row table:style-name="ro1">
          <table:table-cell office:value-type="string">
            <text:p>../phobos/std/c/linux/tipc.d</text:p>
          </table:table-cell>
          <table:table-cell office:value-type="float" office:value="0.0431021">
            <text:p>0.0431021</text:p>
          </table:table-cell>
          <table:table-cell office:value-type="float" office:value="0.0273537">
            <text:p>0.0273537</text:p>
          </table:table-cell>
          <table:table-cell office:value-type="float" office:value="0.224903">
            <text:p>0.224903</text:p>
          </table:table-cell>
        </table:table-row>
        <table:table-row table:style-name="ro1">
          <table:table-cell office:value-type="string">
            <text:p>../phobos/std/c/locale.d</text:p>
          </table:table-cell>
          <table:table-cell office:value-type="float" office:value="0.00685101">
            <text:p>0.00685101</text:p>
          </table:table-cell>
          <table:table-cell office:value-type="float" office:value="0.00371571">
            <text:p>0.00371571</text:p>
          </table:table-cell>
          <table:table-cell office:value-type="float" office:value="0.007594">
            <text:p>0.007594</text:p>
          </table:table-cell>
        </table:table-row>
        <table:table-row table:style-name="ro1">
          <table:table-cell office:value-type="string">
            <text:p>../phobos/std/c/math.d</text:p>
          </table:table-cell>
          <table:table-cell office:value-type="float" office:value="0.00662509">
            <text:p>0.00662509</text:p>
          </table:table-cell>
          <table:table-cell office:value-type="float" office:value="0.00408121">
            <text:p>0.00408121</text:p>
          </table:table-cell>
          <table:table-cell office:value-type="float" office:value="0.007515">
            <text:p>0.007515</text:p>
          </table:table-cell>
        </table:table-row>
        <table:table-row table:style-name="ro1">
          <table:table-cell office:value-type="string">
            <text:p>../phobos/std/c/osx/socket.d</text:p>
          </table:table-cell>
          <table:table-cell office:value-type="float" office:value="0.0246946">
            <text:p>0.0246946</text:p>
          </table:table-cell>
          <table:table-cell office:value-type="float" office:value="0.0158064">
            <text:p>0.0158064</text:p>
          </table:table-cell>
          <table:table-cell office:value-type="float" office:value="0.11424">
            <text:p>0.11424</text:p>
          </table:table-cell>
        </table:table-row>
        <table:table-row table:style-name="ro1">
          <table:table-cell office:value-type="string">
            <text:p>../phobos/std/c/process.d</text:p>
          </table:table-cell>
          <table:table-cell office:value-type="float" office:value="0.0335446">
            <text:p>0.0335446</text:p>
          </table:table-cell>
          <table:table-cell office:value-type="float" office:value="0.0246747">
            <text:p>0.0246747</text:p>
          </table:table-cell>
          <table:table-cell office:value-type="float" office:value="0.172184">
            <text:p>0.172184</text:p>
          </table:table-cell>
        </table:table-row>
        <table:table-row table:style-name="ro1">
          <table:table-cell office:value-type="string">
            <text:p>../phobos/std/c/stdarg.d</text:p>
          </table:table-cell>
          <table:table-cell office:value-type="float" office:value="0.00695362">
            <text:p>0.00695362</text:p>
          </table:table-cell>
          <table:table-cell office:value-type="float" office:value="0.00405656">
            <text:p>0.00405656</text:p>
          </table:table-cell>
          <table:table-cell office:value-type="float" office:value="0.008093">
            <text:p>0.008093</text:p>
          </table:table-cell>
        </table:table-row>
        <table:table-row table:style-name="ro1">
          <table:table-cell office:value-type="string">
            <text:p>../phobos/std/c/stddef.d</text:p>
          </table:table-cell>
          <table:table-cell office:value-type="float" office:value="0.00684604">
            <text:p>0.00684604</text:p>
          </table:table-cell>
          <table:table-cell office:value-type="float" office:value="0.00397579">
            <text:p>0.00397579</text:p>
          </table:table-cell>
          <table:table-cell office:value-type="float" office:value="0.00766">
            <text:p>0.00766</text:p>
          </table:table-cell>
        </table:table-row>
        <table:table-row table:style-name="ro1">
          <table:table-cell office:value-type="string">
            <text:p>../phobos/std/c/stdio.d</text:p>
          </table:table-cell>
          <table:table-cell office:value-type="float" office:value="0.0078153">
            <text:p>0.0078153</text:p>
          </table:table-cell>
          <table:table-cell office:value-type="float" office:value="0.0046483">
            <text:p>0.0046483</text:p>
          </table:table-cell>
          <table:table-cell office:value-type="float" office:value="0.01557">
            <text:p>0.01557</text:p>
          </table:table-cell>
        </table:table-row>
        <table:table-row table:style-name="ro1">
          <table:table-cell office:value-type="string">
            <text:p>../phobos/std/c/stdlib.d</text:p>
          </table:table-cell>
          <table:table-cell office:value-type="float" office:value="0.00843541">
            <text:p>0.00843541</text:p>
          </table:table-cell>
          <table:table-cell office:value-type="float" office:value="0.00505319">
            <text:p>0.00505319</text:p>
          </table:table-cell>
          <table:table-cell office:value-type="float" office:value="0.015855">
            <text:p>0.015855</text:p>
          </table:table-cell>
        </table:table-row>
        <table:table-row table:style-name="ro1">
          <table:table-cell office:value-type="string">
            <text:p>../phobos/std/c/string.d</text:p>
          </table:table-cell>
          <table:table-cell office:value-type="float" office:value="0.0112507">
            <text:p>0.0112507</text:p>
          </table:table-cell>
          <table:table-cell office:value-type="float" office:value="0.00723691">
            <text:p>0.00723691</text:p>
          </table:table-cell>
          <table:table-cell office:value-type="float" office:value="0.030725">
            <text:p>0.030725</text:p>
          </table:table-cell>
        </table:table-row>
        <table:table-row table:style-name="ro1">
          <table:table-cell office:value-type="string">
            <text:p>../phobos/std/c/time.d</text:p>
          </table:table-cell>
          <table:table-cell office:value-type="float" office:value="0.00669104">
            <text:p>0.00669104</text:p>
          </table:table-cell>
          <table:table-cell office:value-type="float" office:value="0.00372396">
            <text:p>0.00372396</text:p>
          </table:table-cell>
          <table:table-cell office:value-type="float" office:value="0.007549">
            <text:p>0.007549</text:p>
          </table:table-cell>
        </table:table-row>
        <table:table-row table:style-name="ro1">
          <table:table-cell office:value-type="string">
            <text:p>../phobos/std/c/wcharh.d</text:p>
          </table:table-cell>
          <table:table-cell office:value-type="float" office:value="0.00674758">
            <text:p>0.00674758</text:p>
          </table:table-cell>
          <table:table-cell office:value-type="float" office:value="0.00381187">
            <text:p>0.00381187</text:p>
          </table:table-cell>
          <table:table-cell office:value-type="float" office:value="0.00753">
            <text:p>0.00753</text:p>
          </table:table-cell>
        </table:table-row>
        <table:table-row table:style-name="ro1">
          <table:table-cell office:value-type="string">
            <text:p>../phobos/std/c/windows/com.d</text:p>
          </table:table-cell>
          <table:table-cell office:value-type="float" office:value="0.0758902">
            <text:p>0.0758902</text:p>
          </table:table-cell>
          <table:table-cell office:value-type="float" office:value="0.0525913">
            <text:p>0.0525913</text:p>
          </table:table-cell>
          <table:table-cell office:value-type="float" office:value="0.35328">
            <text:p>0.35328</text:p>
          </table:table-cell>
        </table:table-row>
        <table:table-row table:style-name="ro1">
          <table:table-cell office:value-type="string">
            <text:p>../phobos/std/c/windows/stat.d</text:p>
          </table:table-cell>
          <table:table-cell office:value-type="float" office:value="0.017011">
            <text:p>0.017011</text:p>
          </table:table-cell>
          <table:table-cell office:value-type="float" office:value="0.0111586">
            <text:p>0.0111586</text:p>
          </table:table-cell>
          <table:table-cell office:value-type="float" office:value="0.072859">
            <text:p>0.072859</text:p>
          </table:table-cell>
        </table:table-row>
        <table:table-row table:style-name="ro1">
          <table:table-cell office:value-type="string">
            <text:p>../phobos/std/c/windows/windows.d</text:p>
          </table:table-cell>
          <table:table-cell office:value-type="float" office:value="0.00689192">
            <text:p>0.00689192</text:p>
          </table:table-cell>
          <table:table-cell office:value-type="float" office:value="0.00388025">
            <text:p>0.00388025</text:p>
          </table:table-cell>
          <table:table-cell office:value-type="float" office:value="0.008812">
            <text:p>0.008812</text:p>
          </table:table-cell>
        </table:table-row>
        <table:table-row table:style-name="ro1">
          <table:table-cell office:value-type="string">
            <text:p>../phobos/std/c/windows/winsock.d</text:p>
          </table:table-cell>
          <table:table-cell office:value-type="float" office:value="0.148984">
            <text:p>0.148984</text:p>
          </table:table-cell>
          <table:table-cell office:value-type="float" office:value="0.0998425">
            <text:p>0.0998425</text:p>
          </table:table-cell>
          <table:table-cell office:value-type="float" office:value="0.761786">
            <text:p>0.761786</text:p>
          </table:table-cell>
        </table:table-row>
        <table:table-row table:style-name="ro1">
          <table:table-cell office:value-type="string">
            <text:p>../phobos/std/compiler.d</text:p>
          </table:table-cell>
          <table:table-cell office:value-type="float" office:value="0.0188008">
            <text:p>0.0188008</text:p>
          </table:table-cell>
          <table:table-cell office:value-type="float" office:value="0.0124791">
            <text:p>0.0124791</text:p>
          </table:table-cell>
          <table:table-cell office:value-type="float" office:value="0.068321">
            <text:p>0.068321</text:p>
          </table:table-cell>
        </table:table-row>
        <table:table-row table:style-name="ro1">
          <table:table-cell office:value-type="string">
            <text:p>../phobos/std/complex.d</text:p>
          </table:table-cell>
          <table:table-cell office:value-type="float" office:value="0.22831">
            <text:p>0.22831</text:p>
          </table:table-cell>
          <table:table-cell office:value-type="float" office:value="0.161067">
            <text:p>0.161067</text:p>
          </table:table-cell>
          <table:table-cell office:value-type="float" office:value="1.528901">
            <text:p>1.528901</text:p>
          </table:table-cell>
        </table:table-row>
        <table:table-row table:style-name="ro1">
          <table:table-cell office:value-type="string">
            <text:p>../phobos/std/concurrency.d</text:p>
          </table:table-cell>
          <table:table-cell office:value-type="float" office:value="0.386205">
            <text:p>0.386205</text:p>
          </table:table-cell>
          <table:table-cell office:value-type="float" office:value="0.269819">
            <text:p>0.269819</text:p>
          </table:table-cell>
          <table:table-cell office:value-type="float" office:value="1.980545">
            <text:p>1.980545</text:p>
          </table:table-cell>
        </table:table-row>
        <table:table-row table:style-name="ro1">
          <table:table-cell office:value-type="string">
            <text:p>../phobos/std/container.d</text:p>
          </table:table-cell>
          <table:table-cell office:value-type="float" office:value="1.53128">
            <text:p>1.53128</text:p>
          </table:table-cell>
          <table:table-cell office:value-type="float" office:value="1.05916">
            <text:p>1.05916</text:p>
          </table:table-cell>
          <table:table-cell office:value-type="float" office:value="8.64751">
            <text:p>8.64751</text:p>
          </table:table-cell>
        </table:table-row>
        <table:table-row table:style-name="ro1">
          <table:table-cell office:value-type="string">
            <text:p>../phobos/std/conv.d</text:p>
          </table:table-cell>
          <table:table-cell office:value-type="float" office:value="1.44388">
            <text:p>1.44388</text:p>
          </table:table-cell>
          <table:table-cell office:value-type="float" office:value="1.00076">
            <text:p>1.00076</text:p>
          </table:table-cell>
          <table:table-cell office:value-type="float" office:value="8.256503">
            <text:p>8.256503</text:p>
          </table:table-cell>
        </table:table-row>
        <table:table-row table:style-name="ro1">
          <table:table-cell office:value-type="string">
            <text:p>../phobos/std/cstream.d</text:p>
          </table:table-cell>
          <table:table-cell office:value-type="float" office:value="0.0652316">
            <text:p>0.0652316</text:p>
          </table:table-cell>
          <table:table-cell office:value-type="float" office:value="0.0458251">
            <text:p>0.0458251</text:p>
          </table:table-cell>
          <table:table-cell office:value-type="float" office:value="0.340099">
            <text:p>0.340099</text:p>
          </table:table-cell>
        </table:table-row>
        <table:table-row table:style-name="ro1">
          <table:table-cell office:value-type="string">
            <text:p>../phobos/std/csv.d</text:p>
          </table:table-cell>
          <table:table-cell office:value-type="float" office:value="0.405258">
            <text:p>0.405258</text:p>
          </table:table-cell>
          <table:table-cell office:value-type="float" office:value="0.285993">
            <text:p>0.285993</text:p>
          </table:table-cell>
          <table:table-cell office:value-type="float" office:value="2.085813">
            <text:p>2.085813</text:p>
          </table:table-cell>
        </table:table-row>
        <table:table-row table:style-name="ro1">
          <table:table-cell office:value-type="string">
            <text:p>../phobos/std/d/entities.d</text:p>
          </table:table-cell>
          <table:table-cell office:value-type="float" office:value="1.66347">
            <text:p>1.66347</text:p>
          </table:table-cell>
          <table:table-cell office:value-type="float" office:value="1.12005">
            <text:p>1.12005</text:p>
          </table:table-cell>
          <table:table-cell office:value-type="float" office:value="6.108348">
            <text:p>6.108348</text:p>
          </table:table-cell>
        </table:table-row>
        <table:table-row table:style-name="ro1">
          <table:table-cell office:value-type="string">
            <text:p>../phobos/std/d/lexer.d</text:p>
          </table:table-cell>
          <table:table-cell office:value-type="float" office:value="1.12115">
            <text:p>1.12115</text:p>
          </table:table-cell>
          <table:table-cell office:value-type="float" office:value="0.748765">
            <text:p>0.748765</text:p>
          </table:table-cell>
          <table:table-cell office:value-type="float" office:value="6.271145">
            <text:p>6.271145</text:p>
          </table:table-cell>
        </table:table-row>
        <table:table-row table:style-name="ro1">
          <table:table-cell office:value-type="string">
            <text:p>../phobos/std/datetime.d</text:p>
          </table:table-cell>
          <table:table-cell office:value-type="float" office:value="16.3632">
            <text:p>16.3632</text:p>
          </table:table-cell>
          <table:table-cell office:value-type="float" office:value="10.5512">
            <text:p>10.5512</text:p>
          </table:table-cell>
          <table:table-cell office:value-type="float" office:value="6.48481">
            <text:p>6.48481</text:p>
          </table:table-cell>
        </table:table-row>
        <table:table-row table:style-name="ro1">
          <table:table-cell office:value-type="string">
            <text:p>../phobos/std/demangle.d</text:p>
          </table:table-cell>
          <table:table-cell office:value-type="float" office:value="0.0149775">
            <text:p>0.0149775</text:p>
          </table:table-cell>
          <table:table-cell office:value-type="float" office:value="0.0102513">
            <text:p>0.0102513</text:p>
          </table:table-cell>
          <table:table-cell office:value-type="float" office:value="0.049156">
            <text:p>0.049156</text:p>
          </table:table-cell>
        </table:table-row>
        <table:table-row table:style-name="ro1">
          <table:table-cell office:value-type="string">
            <text:p>../phobos/std/digest/crc.d</text:p>
          </table:table-cell>
          <table:table-cell office:value-type="float" office:value="0.121757">
            <text:p>0.121757</text:p>
          </table:table-cell>
          <table:table-cell office:value-type="float" office:value="0.0862754">
            <text:p>0.0862754</text:p>
          </table:table-cell>
          <table:table-cell office:value-type="float" office:value="1.0354">
            <text:p>1.0354</text:p>
          </table:table-cell>
        </table:table-row>
        <table:table-row table:style-name="ro1">
          <table:table-cell office:value-type="string">
            <text:p>../phobos/std/digest/digest.d</text:p>
          </table:table-cell>
          <table:table-cell office:value-type="float" office:value="0.256894">
            <text:p>0.256894</text:p>
          </table:table-cell>
          <table:table-cell office:value-type="float" office:value="0.188963">
            <text:p>0.188963</text:p>
          </table:table-cell>
          <table:table-cell office:value-type="float" office:value="1.432135">
            <text:p>1.432135</text:p>
          </table:table-cell>
        </table:table-row>
        <table:table-row table:style-name="ro1">
          <table:table-cell office:value-type="string">
            <text:p>../phobos/std/digest/md.d</text:p>
          </table:table-cell>
          <table:table-cell office:value-type="float" office:value="0.205297">
            <text:p>0.205297</text:p>
          </table:table-cell>
          <table:table-cell office:value-type="float" office:value="0.139489">
            <text:p>0.139489</text:p>
          </table:table-cell>
          <table:table-cell office:value-type="float" office:value="1.263805">
            <text:p>1.263805</text:p>
          </table:table-cell>
        </table:table-row>
        <table:table-row table:style-name="ro1">
          <table:table-cell office:value-type="string">
            <text:p>../phobos/std/digest/ripemd.d</text:p>
          </table:table-cell>
          <table:table-cell office:value-type="float" office:value="0.292404">
            <text:p>0.292404</text:p>
          </table:table-cell>
          <table:table-cell office:value-type="float" office:value="0.198451">
            <text:p>0.198451</text:p>
          </table:table-cell>
          <table:table-cell office:value-type="float" office:value="1.824424">
            <text:p>1.824424</text:p>
          </table:table-cell>
        </table:table-row>
        <table:table-row table:style-name="ro1">
          <table:table-cell office:value-type="string">
            <text:p>../phobos/std/digest/sha.d</text:p>
          </table:table-cell>
          <table:table-cell office:value-type="float" office:value="0.246116">
            <text:p>0.246116</text:p>
          </table:table-cell>
          <table:table-cell office:value-type="float" office:value="0.169492">
            <text:p>0.169492</text:p>
          </table:table-cell>
          <table:table-cell office:value-type="float" office:value="1.412014">
            <text:p>1.412014</text:p>
          </table:table-cell>
        </table:table-row>
        <table:table-row table:style-name="ro1">
          <table:table-cell office:value-type="string">
            <text:p>../phobos/std/encoding.d</text:p>
          </table:table-cell>
          <table:table-cell office:value-type="float" office:value="0.661449">
            <text:p>0.661449</text:p>
          </table:table-cell>
          <table:table-cell office:value-type="float" office:value="0.461198">
            <text:p>0.461198</text:p>
          </table:table-cell>
          <table:table-cell office:value-type="float" office:value="3.726237">
            <text:p>3.726237</text:p>
          </table:table-cell>
        </table:table-row>
        <table:table-row table:style-name="ro1">
          <table:table-cell office:value-type="string">
            <text:p>../phobos/std/exception.d</text:p>
          </table:table-cell>
          <table:table-cell office:value-type="float" office:value="0.357377">
            <text:p>0.357377</text:p>
          </table:table-cell>
          <table:table-cell office:value-type="float" office:value="0.245594">
            <text:p>0.245594</text:p>
          </table:table-cell>
          <table:table-cell office:value-type="float" office:value="1.833302">
            <text:p>1.833302</text:p>
          </table:table-cell>
        </table:table-row>
        <table:table-row table:style-name="ro1">
          <table:table-cell office:value-type="string">
            <text:p>../phobos/std/file.d</text:p>
          </table:table-cell>
          <table:table-cell office:value-type="float" office:value="0.885955">
            <text:p>0.885955</text:p>
          </table:table-cell>
          <table:table-cell office:value-type="float" office:value="0.606786">
            <text:p>0.606786</text:p>
          </table:table-cell>
          <table:table-cell office:value-type="float" office:value="4.433974">
            <text:p>4.433974</text:p>
          </table:table-cell>
        </table:table-row>
        <table:table-row table:style-name="ro1">
          <table:table-cell office:value-type="string">
            <text:p>../phobos/std/format.d</text:p>
          </table:table-cell>
          <table:table-cell office:value-type="float" office:value="1.82903">
            <text:p>1.82903</text:p>
          </table:table-cell>
          <table:table-cell office:value-type="float" office:value="1.2508">
            <text:p>1.2508</text:p>
          </table:table-cell>
          <table:table-cell office:value-type="float" office:value="10.148083">
            <text:p>10.148083</text:p>
          </table:table-cell>
        </table:table-row>
        <table:table-row table:style-name="ro1">
          <table:table-cell office:value-type="string">
            <text:p>../phobos/std/functional.d</text:p>
          </table:table-cell>
          <table:table-cell office:value-type="float" office:value="0.214157">
            <text:p>0.214157</text:p>
          </table:table-cell>
          <table:table-cell office:value-type="float" office:value="0.15385">
            <text:p>0.15385</text:p>
          </table:table-cell>
          <table:table-cell office:value-type="float" office:value="1.193701">
            <text:p>1.193701</text:p>
          </table:table-cell>
        </table:table-row>
        <table:table-row table:style-name="ro1">
          <table:table-cell office:value-type="string">
            <text:p>../phobos/std/getopt.d</text:p>
          </table:table-cell>
          <table:table-cell office:value-type="float" office:value="0.202298">
            <text:p>0.202298</text:p>
          </table:table-cell>
          <table:table-cell office:value-type="float" office:value="0.142888">
            <text:p>0.142888</text:p>
          </table:table-cell>
          <table:table-cell office:value-type="float" office:value="1.144072">
            <text:p>1.144072</text:p>
          </table:table-cell>
        </table:table-row>
        <table:table-row table:style-name="ro1">
          <table:table-cell office:value-type="string">
            <text:p>../phobos/std/internal/digest/sha_SSSE3.d</text:p>
          </table:table-cell>
          <table:table-cell office:value-type="float" office:value="0.21924">
            <text:p>0.21924</text:p>
          </table:table-cell>
          <table:table-cell office:value-type="float" office:value="0.148257">
            <text:p>0.148257</text:p>
          </table:table-cell>
          <table:table-cell office:value-type="float" office:value="1.317069">
            <text:p>1.317069</text:p>
          </table:table-cell>
        </table:table-row>
        <table:table-row table:style-name="ro1">
          <table:table-cell office:value-type="string">
            <text:p>../phobos/std/internal/math/biguintcore.d</text:p>
          </table:table-cell>
          <table:table-cell office:value-type="float" office:value="0.720632">
            <text:p>0.720632</text:p>
          </table:table-cell>
          <table:table-cell office:value-type="float" office:value="0.498783">
            <text:p>0.498783</text:p>
          </table:table-cell>
          <table:table-cell office:value-type="float" office:value="4.037727">
            <text:p>4.037727</text:p>
          </table:table-cell>
        </table:table-row>
        <table:table-row table:style-name="ro1">
          <table:table-cell office:value-type="string">
            <text:p>../phobos/std/internal/math/biguintnoasm.d</text:p>
          </table:table-cell>
          <table:table-cell office:value-type="float" office:value="0.113762">
            <text:p>0.113762</text:p>
          </table:table-cell>
          <table:table-cell office:value-type="float" office:value="0.0800978">
            <text:p>0.0800978</text:p>
          </table:table-cell>
          <table:table-cell office:value-type="float" office:value="0.771755">
            <text:p>0.771755</text:p>
          </table:table-cell>
        </table:table-row>
        <table:table-row table:style-name="ro1">
          <table:table-cell office:value-type="string">
            <text:p>../phobos/std/internal/math/biguintx86.d</text:p>
          </table:table-cell>
          <table:table-cell office:value-type="float" office:value="0.378379">
            <text:p>0.378379</text:p>
          </table:table-cell>
          <table:table-cell office:value-type="float" office:value="0.25636">
            <text:p>0.25636</text:p>
          </table:table-cell>
          <table:table-cell office:value-type="float" office:value="2.472906">
            <text:p>2.472906</text:p>
          </table:table-cell>
        </table:table-row>
        <table:table-row table:style-name="ro1">
          <table:table-cell office:value-type="string">
            <text:p>../phobos/std/internal/math/errorfunction.d</text:p>
          </table:table-cell>
          <table:table-cell office:value-type="float" office:value="0.117474">
            <text:p>0.117474</text:p>
          </table:table-cell>
          <table:table-cell office:value-type="float" office:value="0.0819124">
            <text:p>0.0819124</text:p>
          </table:table-cell>
          <table:table-cell office:value-type="float" office:value="1.54647">
            <text:p>1.54647</text:p>
          </table:table-cell>
        </table:table-row>
        <table:table-row table:style-name="ro1">
          <table:table-cell office:value-type="string">
            <text:p>../phobos/std/internal/math/gammafunction.d</text:p>
          </table:table-cell>
          <table:table-cell office:value-type="float" office:value="0.496058">
            <text:p>0.496058</text:p>
          </table:table-cell>
          <table:table-cell office:value-type="float" office:value="0.311058">
            <text:p>0.311058</text:p>
          </table:table-cell>
          <table:table-cell office:value-type="float" office:value="4.386593">
            <text:p>4.386593</text:p>
          </table:table-cell>
        </table:table-row>
        <table:table-row table:style-name="ro1">
          <table:table-cell office:value-type="string">
            <text:p>../phobos/std/internal/processinit.d</text:p>
          </table:table-cell>
          <table:table-cell office:value-type="float" office:value="0.00923414">
            <text:p>0.00923414</text:p>
          </table:table-cell>
          <table:table-cell office:value-type="float" office:value="0.00535508">
            <text:p>0.00535508</text:p>
          </table:table-cell>
          <table:table-cell office:value-type="float" office:value="0.015695">
            <text:p>0.015695</text:p>
          </table:table-cell>
        </table:table-row>
        <table:table-row table:style-name="ro1">
          <table:table-cell office:value-type="string">
            <text:p>../phobos/std/internal/uni.d</text:p>
          </table:table-cell>
          <table:table-cell office:value-type="float" office:value="0.254037">
            <text:p>0.254037</text:p>
          </table:table-cell>
          <table:table-cell office:value-type="float" office:value="0.176439">
            <text:p>0.176439</text:p>
          </table:table-cell>
          <table:table-cell office:value-type="float" office:value="1.326493">
            <text:p>1.326493</text:p>
          </table:table-cell>
        </table:table-row>
        <table:table-row table:style-name="ro1">
          <table:table-cell office:value-type="string">
            <text:p>../phobos/std/internal/uni_tab.d</text:p>
          </table:table-cell>
          <table:table-cell office:value-type="float" office:value="1.60181">
            <text:p>1.60181</text:p>
          </table:table-cell>
          <table:table-cell office:value-type="float" office:value="1.02264">
            <text:p>1.02264</text:p>
          </table:table-cell>
          <table:table-cell office:value-type="float" office:value="19.74276">
            <text:p>19.74276</text:p>
          </table:table-cell>
        </table:table-row>
        <table:table-row table:style-name="ro1">
          <table:table-cell office:value-type="string">
            <text:p>../phobos/std/internal/unicode_tables.d</text:p>
          </table:table-cell>
          <table:table-cell office:value-type="float" office:value="11.9164">
            <text:p>11.9164</text:p>
          </table:table-cell>
          <table:table-cell office:value-type="float" office:value="7.79145">
            <text:p>7.79145</text:p>
          </table:table-cell>
          <table:table-cell office:value-type="float" office:value="25.867905">
            <text:p>25.867905</text:p>
          </table:table-cell>
        </table:table-row>
        <table:table-row table:style-name="ro1">
          <table:table-cell office:value-type="string">
            <text:p>../phobos/std/internal/windows/advapi32.d</text:p>
          </table:table-cell>
          <table:table-cell office:value-type="float" office:value="0.0255261">
            <text:p>0.0255261</text:p>
          </table:table-cell>
          <table:table-cell office:value-type="float" office:value="0.0165778">
            <text:p>0.0165778</text:p>
          </table:table-cell>
          <table:table-cell office:value-type="float" office:value="0.107006">
            <text:p>0.107006</text:p>
          </table:table-cell>
        </table:table-row>
        <table:table-row table:style-name="ro1">
          <table:table-cell office:value-type="string">
            <text:p>../phobos/std/json.d</text:p>
          </table:table-cell>
          <table:table-cell office:value-type="float" office:value="0.173283">
            <text:p>0.173283</text:p>
          </table:table-cell>
          <table:table-cell office:value-type="float" office:value="0.116473">
            <text:p>0.116473</text:p>
          </table:table-cell>
          <table:table-cell office:value-type="float" office:value="0.881844">
            <text:p>0.881844</text:p>
          </table:table-cell>
        </table:table-row>
        <table:table-row table:style-name="ro1">
          <table:table-cell office:value-type="string">
            <text:p>../phobos/std/math.d</text:p>
          </table:table-cell>
          <table:table-cell office:value-type="float" office:value="1.53031">
            <text:p>1.53031</text:p>
          </table:table-cell>
          <table:table-cell office:value-type="float" office:value="1.03566">
            <text:p>1.03566</text:p>
          </table:table-cell>
          <table:table-cell office:value-type="float" office:value="10.137564">
            <text:p>10.137564</text:p>
          </table:table-cell>
        </table:table-row>
        <table:table-row table:style-name="ro1">
          <table:table-cell office:value-type="string">
            <text:p>../phobos/std/mathspecial.d</text:p>
          </table:table-cell>
          <table:table-cell office:value-type="float" office:value="0.0595959">
            <text:p>0.0595959</text:p>
          </table:table-cell>
          <table:table-cell office:value-type="float" office:value="0.0432439">
            <text:p>0.0432439</text:p>
          </table:table-cell>
          <table:table-cell office:value-type="float" office:value="0.335497">
            <text:p>0.335497</text:p>
          </table:table-cell>
        </table:table-row>
        <table:table-row table:style-name="ro1">
          <table:table-cell office:value-type="string">
            <text:p>../phobos/std/md5.d</text:p>
          </table:table-cell>
          <table:table-cell office:value-type="float" office:value="0.150492">
            <text:p>0.150492</text:p>
          </table:table-cell>
          <table:table-cell office:value-type="float" office:value="0.101697">
            <text:p>0.101697</text:p>
          </table:table-cell>
          <table:table-cell office:value-type="float" office:value="0.971128">
            <text:p>0.971128</text:p>
          </table:table-cell>
        </table:table-row>
        <table:table-row table:style-name="ro1">
          <table:table-cell office:value-type="string">
            <text:p>../phobos/std/metastrings.d</text:p>
          </table:table-cell>
          <table:table-cell office:value-type="float" office:value="0.05907">
            <text:p>0.05907</text:p>
          </table:table-cell>
          <table:table-cell office:value-type="float" office:value="0.0406255">
            <text:p>0.0406255</text:p>
          </table:table-cell>
          <table:table-cell office:value-type="float" office:value="0.321835">
            <text:p>0.321835</text:p>
          </table:table-cell>
        </table:table-row>
        <table:table-row table:style-name="ro1">
          <table:table-cell office:value-type="string">
            <text:p>../phobos/std/mmfile.d</text:p>
          </table:table-cell>
          <table:table-cell office:value-type="float" office:value="0.187894">
            <text:p>0.187894</text:p>
          </table:table-cell>
          <table:table-cell office:value-type="float" office:value="0.129488">
            <text:p>0.129488</text:p>
          </table:table-cell>
          <table:table-cell office:value-type="float" office:value="0.910222">
            <text:p>0.910222</text:p>
          </table:table-cell>
        </table:table-row>
        <table:table-row table:style-name="ro1">
          <table:table-cell office:value-type="string">
            <text:p>../phobos/std/net/curl.d</text:p>
          </table:table-cell>
          <table:table-cell office:value-type="float" office:value="1.01862">
            <text:p>1.01862</text:p>
          </table:table-cell>
          <table:table-cell office:value-type="float" office:value="0.720768">
            <text:p>0.720768</text:p>
          </table:table-cell>
          <table:table-cell office:value-type="float" office:value="5.317272">
            <text:p>5.317272</text:p>
          </table:table-cell>
        </table:table-row>
        <table:table-row table:style-name="ro1">
          <table:table-cell office:value-type="string">
            <text:p>../phobos/std/net/isemail.d</text:p>
          </table:table-cell>
          <table:table-cell office:value-type="float" office:value="0.77951">
            <text:p>0.77951</text:p>
          </table:table-cell>
          <table:table-cell office:value-type="float" office:value="0.520134">
            <text:p>0.520134</text:p>
          </table:table-cell>
          <table:table-cell office:value-type="float" office:value="3.861812">
            <text:p>3.861812</text:p>
          </table:table-cell>
        </table:table-row>
        <table:table-row table:style-name="ro1">
          <table:table-cell office:value-type="string">
            <text:p>../phobos/std/numeric.d</text:p>
          </table:table-cell>
          <table:table-cell office:value-type="float" office:value="0.892963">
            <text:p>0.892963</text:p>
          </table:table-cell>
          <table:table-cell office:value-type="float" office:value="0.62143">
            <text:p>0.62143</text:p>
          </table:table-cell>
          <table:table-cell office:value-type="float" office:value="5.198753">
            <text:p>5.198753</text:p>
          </table:table-cell>
        </table:table-row>
        <table:table-row table:style-name="ro1">
          <table:table-cell office:value-type="string">
            <text:p>../phobos/std/outbuffer.d</text:p>
          </table:table-cell>
          <table:table-cell office:value-type="float" office:value="0.0839482">
            <text:p>0.0839482</text:p>
          </table:table-cell>
          <table:table-cell office:value-type="float" office:value="0.0581598">
            <text:p>0.0581598</text:p>
          </table:table-cell>
          <table:table-cell office:value-type="float" office:value="0.408864">
            <text:p>0.408864</text:p>
          </table:table-cell>
        </table:table-row>
        <table:table-row table:style-name="ro1">
          <table:table-cell office:value-type="string">
            <text:p>../phobos/std/parallelism.d</text:p>
          </table:table-cell>
          <table:table-cell office:value-type="float" office:value="1.14482">
            <text:p>1.14482</text:p>
          </table:table-cell>
          <table:table-cell office:value-type="float" office:value="0.781166">
            <text:p>0.781166</text:p>
          </table:table-cell>
          <table:table-cell office:value-type="float" office:value="5.800175">
            <text:p>5.800175</text:p>
          </table:table-cell>
        </table:table-row>
        <table:table-row table:style-name="ro1">
          <table:table-cell office:value-type="string">
            <text:p>../phobos/std/path.d</text:p>
          </table:table-cell>
          <table:table-cell office:value-type="float" office:value="0.902932">
            <text:p>0.902932</text:p>
          </table:table-cell>
          <table:table-cell office:value-type="float" office:value="0.611554">
            <text:p>0.611554</text:p>
          </table:table-cell>
          <table:table-cell office:value-type="float" office:value="5.176657">
            <text:p>5.176657</text:p>
          </table:table-cell>
        </table:table-row>
        <table:table-row table:style-name="ro1">
          <table:table-cell office:value-type="string">
            <text:p>../phobos/std/process.d</text:p>
          </table:table-cell>
          <table:table-cell office:value-type="float" office:value="0.927649">
            <text:p>0.927649</text:p>
          </table:table-cell>
          <table:table-cell office:value-type="float" office:value="0.655528">
            <text:p>0.655528</text:p>
          </table:table-cell>
          <table:table-cell office:value-type="float" office:value="4.930282">
            <text:p>4.930282</text:p>
          </table:table-cell>
        </table:table-row>
        <table:table-row table:style-name="ro1">
          <table:table-cell office:value-type="string">
            <text:p>../phobos/std/random.d</text:p>
          </table:table-cell>
          <table:table-cell office:value-type="float" office:value="0.706656">
            <text:p>0.706656</text:p>
          </table:table-cell>
          <table:table-cell office:value-type="float" office:value="0.489666">
            <text:p>0.489666</text:p>
          </table:table-cell>
          <table:table-cell office:value-type="float" office:value="4.013966">
            <text:p>4.013966</text:p>
          </table:table-cell>
        </table:table-row>
        <table:table-row table:style-name="ro1">
          <table:table-cell office:value-type="string">
            <text:p>../phobos/std/range.d</text:p>
          </table:table-cell>
          <table:table-cell office:value-type="float" office:value="2.43312">
            <text:p>2.43312</text:p>
          </table:table-cell>
          <table:table-cell office:value-type="float" office:value="1.67226">
            <text:p>1.67226</text:p>
          </table:table-cell>
          <table:table-cell office:value-type="float" office:value="13.459874">
            <text:p>13.459874</text:p>
          </table:table-cell>
        </table:table-row>
        <table:table-row table:style-name="ro1">
          <table:table-cell office:value-type="string">
            <text:p>../phobos/std/regex.d</text:p>
          </table:table-cell>
          <table:table-cell office:value-type="float" office:value="2.82455">
            <text:p>2.82455</text:p>
          </table:table-cell>
          <table:table-cell office:value-type="float" office:value="1.87028">
            <text:p>1.87028</text:p>
          </table:table-cell>
          <table:table-cell office:value-type="float" office:value="14.826777">
            <text:p>14.826777</text:p>
          </table:table-cell>
        </table:table-row>
        <table:table-row table:style-name="ro1">
          <table:table-cell office:value-type="string">
            <text:p>../phobos/std/signals.d</text:p>
          </table:table-cell>
          <table:table-cell office:value-type="float" office:value="0.142792">
            <text:p>0.142792</text:p>
          </table:table-cell>
          <table:table-cell office:value-type="float" office:value="0.100113">
            <text:p>0.100113</text:p>
          </table:table-cell>
          <table:table-cell office:value-type="float" office:value="0.821552">
            <text:p>0.821552</text:p>
          </table:table-cell>
        </table:table-row>
        <table:table-row table:style-name="ro1">
          <table:table-cell office:value-type="string">
            <text:p>../phobos/std/socket.d</text:p>
          </table:table-cell>
          <table:table-cell office:value-type="float" office:value="0.85649">
            <text:p>0.85649</text:p>
          </table:table-cell>
          <table:table-cell office:value-type="float" office:value="0.592876">
            <text:p>0.592876</text:p>
          </table:table-cell>
          <table:table-cell office:value-type="float" office:value="4.346029">
            <text:p>4.346029</text:p>
          </table:table-cell>
        </table:table-row>
        <table:table-row table:style-name="ro1">
          <table:table-cell office:value-type="string">
            <text:p>../phobos/std/socketstream.d</text:p>
          </table:table-cell>
          <table:table-cell office:value-type="float" office:value="0.0331968">
            <text:p>0.0331968</text:p>
          </table:table-cell>
          <table:table-cell office:value-type="float" office:value="0.022484">
            <text:p>0.022484</text:p>
          </table:table-cell>
          <table:table-cell office:value-type="float" office:value="0.138479">
            <text:p>0.138479</text:p>
          </table:table-cell>
        </table:table-row>
        <table:table-row table:style-name="ro1">
          <table:table-cell office:value-type="string">
            <text:p>../phobos/std/stdint.d</text:p>
          </table:table-cell>
          <table:table-cell office:value-type="float" office:value="0.0171896">
            <text:p>0.0171896</text:p>
          </table:table-cell>
          <table:table-cell office:value-type="float" office:value="0.0126208">
            <text:p>0.0126208</text:p>
          </table:table-cell>
          <table:table-cell office:value-type="float" office:value="0.051584">
            <text:p>0.051584</text:p>
          </table:table-cell>
        </table:table-row>
        <table:table-row table:style-name="ro1">
          <table:table-cell office:value-type="string">
            <text:p>../phobos/std/stdio.d</text:p>
          </table:table-cell>
          <table:table-cell office:value-type="float" office:value="0.868226">
            <text:p>0.868226</text:p>
          </table:table-cell>
          <table:table-cell office:value-type="float" office:value="0.607856">
            <text:p>0.607856</text:p>
          </table:table-cell>
          <table:table-cell office:value-type="float" office:value="4.561993">
            <text:p>4.561993</text:p>
          </table:table-cell>
        </table:table-row>
        <table:table-row table:style-name="ro1">
          <table:table-cell office:value-type="string">
            <text:p>../phobos/std/stdiobase.d</text:p>
          </table:table-cell>
          <table:table-cell office:value-type="float" office:value="0.00870422">
            <text:p>0.00870422</text:p>
          </table:table-cell>
          <table:table-cell office:value-type="float" office:value="0.00555117">
            <text:p>0.00555117</text:p>
          </table:table-cell>
          <table:table-cell office:value-type="float" office:value="0.016502">
            <text:p>0.016502</text:p>
          </table:table-cell>
        </table:table-row>
        <table:table-row table:style-name="ro1">
          <table:table-cell office:value-type="string">
            <text:p>../phobos/std/stream.d</text:p>
          </table:table-cell>
          <table:table-cell office:value-type="float" office:value="0.902841">
            <text:p>0.902841</text:p>
          </table:table-cell>
          <table:table-cell office:value-type="float" office:value="0.63574">
            <text:p>0.63574</text:p>
          </table:table-cell>
          <table:table-cell office:value-type="float" office:value="4.941905">
            <text:p>4.941905</text:p>
          </table:table-cell>
        </table:table-row>
        <table:table-row table:style-name="ro1">
          <table:table-cell office:value-type="string">
            <text:p>../phobos/std/string.d</text:p>
          </table:table-cell>
          <table:table-cell office:value-type="float" office:value="1.41469">
            <text:p>1.41469</text:p>
          </table:table-cell>
          <table:table-cell office:value-type="float" office:value="0.963669">
            <text:p>0.963669</text:p>
          </table:table-cell>
          <table:table-cell office:value-type="float" office:value="7.387121">
            <text:p>7.387121</text:p>
          </table:table-cell>
        </table:table-row>
        <table:table-row table:style-name="ro1">
          <table:table-cell office:value-type="string">
            <text:p>../phobos/std/syserror.d</text:p>
          </table:table-cell>
          <table:table-cell office:value-type="float" office:value="0.0198729">
            <text:p>0.0198729</text:p>
          </table:table-cell>
          <table:table-cell office:value-type="float" office:value="0.011869">
            <text:p>0.011869</text:p>
          </table:table-cell>
          <table:table-cell office:value-type="float" office:value="0.084919">
            <text:p>0.084919</text:p>
          </table:table-cell>
        </table:table-row>
        <table:table-row table:style-name="ro1">
          <table:table-cell office:value-type="string">
            <text:p>../phobos/std/system.d</text:p>
          </table:table-cell>
          <table:table-cell office:value-type="float" office:value="0.0206736">
            <text:p>0.0206736</text:p>
          </table:table-cell>
          <table:table-cell office:value-type="float" office:value="0.012802">
            <text:p>0.012802</text:p>
          </table:table-cell>
          <table:table-cell office:value-type="float" office:value="0.067003">
            <text:p>0.067003</text:p>
          </table:table-cell>
        </table:table-row>
        <table:table-row table:style-name="ro1">
          <table:table-cell office:value-type="string">
            <text:p>../phobos/std/traits.d</text:p>
          </table:table-cell>
          <table:table-cell office:value-type="float" office:value="1.87815">
            <text:p>1.87815</text:p>
          </table:table-cell>
          <table:table-cell office:value-type="float" office:value="1.35244">
            <text:p>1.35244</text:p>
          </table:table-cell>
          <table:table-cell office:value-type="float" office:value="10.304087">
            <text:p>10.304087</text:p>
          </table:table-cell>
        </table:table-row>
        <table:table-row table:style-name="ro1">
          <table:table-cell office:value-type="string">
            <text:p>../phobos/std/typecons.d</text:p>
          </table:table-cell>
          <table:table-cell office:value-type="float" office:value="1.35121">
            <text:p>1.35121</text:p>
          </table:table-cell>
          <table:table-cell office:value-type="float" office:value="0.929264">
            <text:p>0.929264</text:p>
          </table:table-cell>
          <table:table-cell office:value-type="float" office:value="7.680806">
            <text:p>7.680806</text:p>
          </table:table-cell>
        </table:table-row>
        <table:table-row table:style-name="ro1">
          <table:table-cell office:value-type="string">
            <text:p>../phobos/std/typelist.d</text:p>
          </table:table-cell>
          <table:table-cell office:value-type="float" office:value="0.107161">
            <text:p>0.107161</text:p>
          </table:table-cell>
          <table:table-cell office:value-type="float" office:value="0.078181">
            <text:p>0.078181</text:p>
          </table:table-cell>
          <table:table-cell office:value-type="float" office:value="0.586081">
            <text:p>0.586081</text:p>
          </table:table-cell>
        </table:table-row>
        <table:table-row table:style-name="ro1">
          <table:table-cell office:value-type="string">
            <text:p>../phobos/std/typetuple.d</text:p>
          </table:table-cell>
          <table:table-cell office:value-type="float" office:value="0.261424">
            <text:p>0.261424</text:p>
          </table:table-cell>
          <table:table-cell office:value-type="float" office:value="0.185456">
            <text:p>0.185456</text:p>
          </table:table-cell>
          <table:table-cell office:value-type="float" office:value="1.491048">
            <text:p>1.491048</text:p>
          </table:table-cell>
        </table:table-row>
        <table:table-row table:style-name="ro1">
          <table:table-cell office:value-type="string">
            <text:p>../phobos/std/uni.d</text:p>
          </table:table-cell>
          <table:table-cell office:value-type="float" office:value="2.20944">
            <text:p>2.20944</text:p>
          </table:table-cell>
          <table:table-cell office:value-type="float" office:value="1.52384">
            <text:p>1.52384</text:p>
          </table:table-cell>
          <table:table-cell office:value-type="float" office:value="11.625306">
            <text:p>11.625306</text:p>
          </table:table-cell>
        </table:table-row>
        <table:table-row table:style-name="ro1">
          <table:table-cell office:value-type="string">
            <text:p>../phobos/std/uri.d</text:p>
          </table:table-cell>
          <table:table-cell office:value-type="float" office:value="0.138169">
            <text:p>0.138169</text:p>
          </table:table-cell>
          <table:table-cell office:value-type="float" office:value="0.0920461">
            <text:p>0.0920461</text:p>
          </table:table-cell>
          <table:table-cell office:value-type="float" office:value="0.725302">
            <text:p>0.725302</text:p>
          </table:table-cell>
        </table:table-row>
        <table:table-row table:style-name="ro1">
          <table:table-cell office:value-type="string">
            <text:p>../phobos/std/utf.d</text:p>
          </table:table-cell>
          <table:table-cell office:value-type="float" office:value="0.963096">
            <text:p>0.963096</text:p>
          </table:table-cell>
          <table:table-cell office:value-type="float" office:value="0.664758">
            <text:p>0.664758</text:p>
          </table:table-cell>
          <table:table-cell office:value-type="float" office:value="5.142576">
            <text:p>5.142576</text:p>
          </table:table-cell>
        </table:table-row>
        <table:table-row table:style-name="ro1">
          <table:table-cell office:value-type="string">
            <text:p>../phobos/std/uuid.d</text:p>
          </table:table-cell>
          <table:table-cell office:value-type="float" office:value="0.522325">
            <text:p>0.522325</text:p>
          </table:table-cell>
          <table:table-cell office:value-type="float" office:value="0.304763">
            <text:p>0.304763</text:p>
          </table:table-cell>
          <table:table-cell office:value-type="float" office:value="2.61013">
            <text:p>2.61013</text:p>
          </table:table-cell>
        </table:table-row>
        <table:table-row table:style-name="ro1">
          <table:table-cell office:value-type="string">
            <text:p>../phobos/std/variant.d</text:p>
          </table:table-cell>
          <table:table-cell office:value-type="float" office:value="0.514687">
            <text:p>0.514687</text:p>
          </table:table-cell>
          <table:table-cell office:value-type="float" office:value="0.357496">
            <text:p>0.357496</text:p>
          </table:table-cell>
          <table:table-cell office:value-type="float" office:value="2.834873">
            <text:p>2.834873</text:p>
          </table:table-cell>
        </table:table-row>
        <table:table-row table:style-name="ro1">
          <table:table-cell office:value-type="string">
            <text:p>../phobos/std/windows/charset.d</text:p>
          </table:table-cell>
          <table:table-cell office:value-type="float" office:value="0.0305074">
            <text:p>0.0305074</text:p>
          </table:table-cell>
          <table:table-cell office:value-type="float" office:value="0.0202183">
            <text:p>0.0202183</text:p>
          </table:table-cell>
          <table:table-cell office:value-type="float" office:value="0.13455">
            <text:p>0.13455</text:p>
          </table:table-cell>
        </table:table-row>
        <table:table-row table:style-name="ro1">
          <table:table-cell office:value-type="string">
            <text:p>../phobos/std/windows/iunknown.d</text:p>
          </table:table-cell>
          <table:table-cell office:value-type="float" office:value="0.00663349">
            <text:p>0.00663349</text:p>
          </table:table-cell>
          <table:table-cell office:value-type="float" office:value="0.00364478">
            <text:p>0.00364478</text:p>
          </table:table-cell>
          <table:table-cell office:value-type="float" office:value="0.008275">
            <text:p>0.008275</text:p>
          </table:table-cell>
        </table:table-row>
        <table:table-row table:style-name="ro1">
          <table:table-cell office:value-type="string">
            <text:p>../phobos/std/windows/registry.d</text:p>
          </table:table-cell>
          <table:table-cell office:value-type="float" office:value="0.476481">
            <text:p>0.476481</text:p>
          </table:table-cell>
          <table:table-cell office:value-type="float" office:value="0.332992">
            <text:p>0.332992</text:p>
          </table:table-cell>
          <table:table-cell office:value-type="float" office:value="2.369076">
            <text:p>2.369076</text:p>
          </table:table-cell>
        </table:table-row>
        <table:table-row table:style-name="ro1">
          <table:table-cell office:value-type="string">
            <text:p>../phobos/std/windows/syserror.d</text:p>
          </table:table-cell>
          <table:table-cell office:value-type="float" office:value="0.0163884">
            <text:p>0.0163884</text:p>
          </table:table-cell>
          <table:table-cell office:value-type="float" office:value="0.0110336">
            <text:p>0.0110336</text:p>
          </table:table-cell>
          <table:table-cell office:value-type="float" office:value="0.058517">
            <text:p>0.058517</text:p>
          </table:table-cell>
        </table:table-row>
        <table:table-row table:style-name="ro1">
          <table:table-cell office:value-type="string">
            <text:p>../phobos/std/xml.d</text:p>
          </table:table-cell>
          <table:table-cell office:value-type="float" office:value="0.719751">
            <text:p>0.719751</text:p>
          </table:table-cell>
          <table:table-cell office:value-type="float" office:value="0.547481">
            <text:p>0.547481</text:p>
          </table:table-cell>
          <table:table-cell office:value-type="float" office:value="4.458297">
            <text:p>4.458297</text:p>
          </table:table-cell>
        </table:table-row>
        <table:table-row table:style-name="ro1">
          <table:table-cell office:value-type="string">
            <text:p>../phobos/std/zip.d</text:p>
          </table:table-cell>
          <table:table-cell office:value-type="float" office:value="0.183969">
            <text:p>0.183969</text:p>
          </table:table-cell>
          <table:table-cell office:value-type="float" office:value="0.125937">
            <text:p>0.125937</text:p>
          </table:table-cell>
          <table:table-cell office:value-type="float" office:value="0.922149">
            <text:p>0.922149</text:p>
          </table:table-cell>
        </table:table-row>
        <table:table-row table:style-name="ro1">
          <table:table-cell office:value-type="string">
            <text:p>../phobos/std/zlib.d</text:p>
          </table:table-cell>
          <table:table-cell office:value-type="float" office:value="0.24688">
            <text:p>0.24688</text:p>
          </table:table-cell>
          <table:table-cell office:value-type="float" office:value="0.143129">
            <text:p>0.143129</text:p>
          </table:table-cell>
          <table:table-cell office:value-type="float" office:value="1.254454">
            <text:p>1.254454</text:p>
          </table:table-cell>
        </table:table-row>
        <table:table-row table:style-name="ro1">
          <table:table-cell office:value-type="string">
            <text:p>../phobos/unittest.d</text:p>
          </table:table-cell>
          <table:table-cell office:value-type="float" office:value="0.0473218">
            <text:p>0.0473218</text:p>
          </table:table-cell>
          <table:table-cell office:value-type="float" office:value="0.0327092">
            <text:p>0.0327092</text:p>
          </table:table-cell>
          <table:table-cell office:value-type="float" office:value="0.229817">
            <text:p>0.229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04:09:15</dc:date>
    <meta:document-statistic meta:table-count="1" meta:cell-count="440" meta:object-count="1"/>
    <meta:generator>LibreOffice/4.0.4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428cm" svg:height="70.3cm" xlink:href=".." xlink:type="simple" chart:class="chart:bar" chart:style-name="ch1">
        <chart:legend chart:legend-position="end" svg:x="37.535cm" svg:y="34.353cm" style:legend-expansion="high" chart:style-name="ch2"/>
        <chart:plot-area chart:style-name="ch3" table:cell-range-address="Sheet1.A1:Sheet1.D110" chart:data-source-has-labels="both" svg:x="1.899cm" svg:y="5.759cm" svg:width="33.86cm" svg:height="62.154cm">
          <chartooo:coordinate-region svg:x="8.976cm" svg:y="5.759cm" svg:width="26.596cm" svg:height="61.507cm"/>
          <chart:axis chart:dimension="x" chart:name="primary-x" chart:style-name="ch4" chartooo:axis-type="auto">
            <chartooo:date-scale/>
            <chart:title svg:x="0.451cm" svg:y="37.422cm" chart:style-name="ch5">
              <text:p>Module</text:p>
            </chart:title>
            <chart:categories table:cell-range-address="Sheet1.A2:Sheet1.A110"/>
          </chart:axis>
          <chart:axis chart:dimension="y" chart:name="primary-y" chart:style-name="ch6">
            <chart:title svg:x="17.859cm" svg:y="69.319cm" chart:style-name="ch7">
              <text:p>Milliseconds</text:p>
            </chart:title>
            <chart:grid chart:style-name="ch8" chart:class="major"/>
          </chart:axis>
          <chart:series chart:style-name="ch9" chart:values-cell-range-address="Sheet1.B2:Sheet1.B110" chart:label-cell-address="Sheet1.B1:Sheet1.B1" chart:class="chart:bar">
            <chart:data-point chart:repeated="109"/>
          </chart:series>
          <chart:series chart:style-name="ch10" chart:values-cell-range-address="Sheet1.C2:Sheet1.C110" chart:label-cell-address="Sheet1.C1:Sheet1.C1" chart:class="chart:bar">
            <chart:data-point chart:repeated="109"/>
          </chart:series>
          <chart:series chart:style-name="ch11" chart:values-cell-range-address="Sheet1.D2:Sheet1.D110" chart:label-cell-address="Sheet1.D1:Sheet1.D1" chart:class="chart:bar">
            <chart:data-point chart:repeated="10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xer – DMD Git master</text:p>
                <draw:g>
                  <svg:desc>Sheet1.B1:Sheet1.B1</svg:desc>
                </draw:g>
              </table:table-cell>
              <table:table-cell office:value-type="string">
                <text:p>Lexer – GDC Git master with GCC 4.8.1</text:p>
                <draw:g>
                  <svg:desc>Sheet1.C1:Sheet1.C1</svg:desc>
                </draw:g>
              </table:table-cell>
              <table:table-cell office:value-type="string">
                <text:p>DMD – GCC 4.7.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./phobos/crc32.d</text:p>
                <draw:g>
                  <svg:desc>Sheet1.A2:Sheet1.A110</svg:desc>
                </draw:g>
              </table:table-cell>
              <table:table-cell office:value-type="float" office:value="0.0321278">
                <text:p>0.0321278</text:p>
                <draw:g>
                  <svg:desc>Sheet1.B2:Sheet1.B110</svg:desc>
                </draw:g>
              </table:table-cell>
              <table:table-cell office:value-type="float" office:value="0.0213946">
                <text:p>0.0213946</text:p>
                <draw:g>
                  <svg:desc>Sheet1.C2:Sheet1.C110</svg:desc>
                </draw:g>
              </table:table-cell>
              <table:table-cell office:value-type="float" office:value="0.529493">
                <text:p>0.529493</text:p>
                <draw:g>
                  <svg:desc>Sheet1.D2:Sheet1.D110</svg:desc>
                </draw:g>
              </table:table-cell>
            </table:table-row>
            <table:table-row>
              <table:table-cell office:value-type="string">
                <text:p>../phobos/etc/c/curl.d</text:p>
              </table:table-cell>
              <table:table-cell office:value-type="float" office:value="0.515491">
                <text:p>0.515491</text:p>
              </table:table-cell>
              <table:table-cell office:value-type="float" office:value="0.369766">
                <text:p>0.369766</text:p>
              </table:table-cell>
              <table:table-cell office:value-type="float" office:value="2.631557">
                <text:p>2.631557</text:p>
              </table:table-cell>
            </table:table-row>
            <table:table-row>
              <table:table-cell office:value-type="string">
                <text:p>../phobos/etc/c/sqlite3.d</text:p>
              </table:table-cell>
              <table:table-cell office:value-type="float" office:value="0.424654">
                <text:p>0.424654</text:p>
              </table:table-cell>
              <table:table-cell office:value-type="float" office:value="0.296326">
                <text:p>0.296326</text:p>
              </table:table-cell>
              <table:table-cell office:value-type="float" office:value="2.080833">
                <text:p>2.080833</text:p>
              </table:table-cell>
            </table:table-row>
            <table:table-row>
              <table:table-cell office:value-type="string">
                <text:p>../phobos/etc/c/zlib.d</text:p>
              </table:table-cell>
              <table:table-cell office:value-type="float" office:value="0.254141">
                <text:p>0.254141</text:p>
              </table:table-cell>
              <table:table-cell office:value-type="float" office:value="0.211177">
                <text:p>0.211177</text:p>
              </table:table-cell>
              <table:table-cell office:value-type="float" office:value="1.46846">
                <text:p>1.46846</text:p>
              </table:table-cell>
            </table:table-row>
            <table:table-row>
              <table:table-cell office:value-type="string">
                <text:p>../phobos/std/algorithm.d</text:p>
              </table:table-cell>
              <table:table-cell office:value-type="float" office:value="3.46913">
                <text:p>3.46913</text:p>
              </table:table-cell>
              <table:table-cell office:value-type="float" office:value="2.39311">
                <text:p>2.39311</text:p>
              </table:table-cell>
              <table:table-cell office:value-type="float" office:value="19.831719">
                <text:p>19.831719</text:p>
              </table:table-cell>
            </table:table-row>
            <table:table-row>
              <table:table-cell office:value-type="string">
                <text:p>../phobos/std/array.d</text:p>
              </table:table-cell>
              <table:table-cell office:value-type="float" office:value="0.908461">
                <text:p>0.908461</text:p>
              </table:table-cell>
              <table:table-cell office:value-type="float" office:value="0.625498">
                <text:p>0.625498</text:p>
              </table:table-cell>
              <table:table-cell office:value-type="float" office:value="5.130763">
                <text:p>5.130763</text:p>
              </table:table-cell>
            </table:table-row>
            <table:table-row>
              <table:table-cell office:value-type="string">
                <text:p>../phobos/std/ascii.d</text:p>
              </table:table-cell>
              <table:table-cell office:value-type="float" office:value="0.128625">
                <text:p>0.128625</text:p>
              </table:table-cell>
              <table:table-cell office:value-type="float" office:value="0.089179">
                <text:p>0.089179</text:p>
              </table:table-cell>
              <table:table-cell office:value-type="float" office:value="0.677681">
                <text:p>0.677681</text:p>
              </table:table-cell>
            </table:table-row>
            <table:table-row>
              <table:table-cell office:value-type="string">
                <text:p>../phobos/std/base64.d</text:p>
              </table:table-cell>
              <table:table-cell office:value-type="float" office:value="0.509833">
                <text:p>0.509833</text:p>
              </table:table-cell>
              <table:table-cell office:value-type="float" office:value="0.344866">
                <text:p>0.344866</text:p>
              </table:table-cell>
              <table:table-cell office:value-type="float" office:value="2.811816">
                <text:p>2.811816</text:p>
              </table:table-cell>
            </table:table-row>
            <table:table-row>
              <table:table-cell office:value-type="string">
                <text:p>../phobos/std/bigint.d</text:p>
              </table:table-cell>
              <table:table-cell office:value-type="float" office:value="0.247707">
                <text:p>0.247707</text:p>
              </table:table-cell>
              <table:table-cell office:value-type="float" office:value="0.170227">
                <text:p>0.170227</text:p>
              </table:table-cell>
              <table:table-cell office:value-type="float" office:value="1.446755">
                <text:p>1.446755</text:p>
              </table:table-cell>
            </table:table-row>
            <table:table-row>
              <table:table-cell office:value-type="string">
                <text:p>../phobos/std/bitmanip.d</text:p>
              </table:table-cell>
              <table:table-cell office:value-type="float" office:value="0.915593">
                <text:p>0.915593</text:p>
              </table:table-cell>
              <table:table-cell office:value-type="float" office:value="0.623112">
                <text:p>0.623112</text:p>
              </table:table-cell>
              <table:table-cell office:value-type="float" office:value="5.374653">
                <text:p>5.374653</text:p>
              </table:table-cell>
            </table:table-row>
            <table:table-row>
              <table:table-cell office:value-type="string">
                <text:p>../phobos/std/c/fenv.d</text:p>
              </table:table-cell>
              <table:table-cell office:value-type="float" office:value="0.00670793">
                <text:p>0.00670793</text:p>
              </table:table-cell>
              <table:table-cell office:value-type="float" office:value="0.00376362">
                <text:p>0.00376362</text:p>
              </table:table-cell>
              <table:table-cell office:value-type="float" office:value="0.007746">
                <text:p>0.007746</text:p>
              </table:table-cell>
            </table:table-row>
            <table:table-row>
              <table:table-cell office:value-type="string">
                <text:p>../phobos/std/c/freebsd/socket.d</text:p>
              </table:table-cell>
              <table:table-cell office:value-type="float" office:value="0.0121347">
                <text:p>0.0121347</text:p>
              </table:table-cell>
              <table:table-cell office:value-type="float" office:value="0.00723718">
                <text:p>0.00723718</text:p>
              </table:table-cell>
              <table:table-cell office:value-type="float" office:value="0.043159">
                <text:p>0.043159</text:p>
              </table:table-cell>
            </table:table-row>
            <table:table-row>
              <table:table-cell office:value-type="string">
                <text:p>../phobos/std/c/linux/linux.d</text:p>
              </table:table-cell>
              <table:table-cell office:value-type="float" office:value="0.0217065">
                <text:p>0.0217065</text:p>
              </table:table-cell>
              <table:table-cell office:value-type="float" office:value="0.0145992">
                <text:p>0.0145992</text:p>
              </table:table-cell>
              <table:table-cell office:value-type="float" office:value="0.086109">
                <text:p>0.086109</text:p>
              </table:table-cell>
            </table:table-row>
            <table:table-row>
              <table:table-cell office:value-type="string">
                <text:p>../phobos/std/c/linux/linuxextern.d</text:p>
              </table:table-cell>
              <table:table-cell office:value-type="float" office:value="0.00704514">
                <text:p>0.00704514</text:p>
              </table:table-cell>
              <table:table-cell office:value-type="float" office:value="0.0040923">
                <text:p>0.0040923</text:p>
              </table:table-cell>
              <table:table-cell office:value-type="float" office:value="0.008552">
                <text:p>0.008552</text:p>
              </table:table-cell>
            </table:table-row>
            <table:table-row>
              <table:table-cell office:value-type="string">
                <text:p>../phobos/std/c/linux/pthread.d</text:p>
              </table:table-cell>
              <table:table-cell office:value-type="float" office:value="0.00731282">
                <text:p>0.00731282</text:p>
              </table:table-cell>
              <table:table-cell office:value-type="float" office:value="0.00422404">
                <text:p>0.00422404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../phobos/std/c/linux/socket.d</text:p>
              </table:table-cell>
              <table:table-cell office:value-type="float" office:value="0.0329595">
                <text:p>0.0329595</text:p>
              </table:table-cell>
              <table:table-cell office:value-type="float" office:value="0.0199867">
                <text:p>0.0199867</text:p>
              </table:table-cell>
              <table:table-cell office:value-type="float" office:value="0.159683">
                <text:p>0.159683</text:p>
              </table:table-cell>
            </table:table-row>
            <table:table-row>
              <table:table-cell office:value-type="string">
                <text:p>../phobos/std/c/linux/termios.d</text:p>
              </table:table-cell>
              <table:table-cell office:value-type="float" office:value="0.00652797">
                <text:p>0.00652797</text:p>
              </table:table-cell>
              <table:table-cell office:value-type="float" office:value="0.0036098">
                <text:p>0.0036098</text:p>
              </table:table-cell>
              <table:table-cell office:value-type="float" office:value="0.007545">
                <text:p>0.007545</text:p>
              </table:table-cell>
            </table:table-row>
            <table:table-row>
              <table:table-cell office:value-type="string">
                <text:p>../phobos/std/c/linux/tipc.d</text:p>
              </table:table-cell>
              <table:table-cell office:value-type="float" office:value="0.0431021">
                <text:p>0.0431021</text:p>
              </table:table-cell>
              <table:table-cell office:value-type="float" office:value="0.0273537">
                <text:p>0.0273537</text:p>
              </table:table-cell>
              <table:table-cell office:value-type="float" office:value="0.224903">
                <text:p>0.224903</text:p>
              </table:table-cell>
            </table:table-row>
            <table:table-row>
              <table:table-cell office:value-type="string">
                <text:p>../phobos/std/c/locale.d</text:p>
              </table:table-cell>
              <table:table-cell office:value-type="float" office:value="0.00685101">
                <text:p>0.00685101</text:p>
              </table:table-cell>
              <table:table-cell office:value-type="float" office:value="0.00371571">
                <text:p>0.00371571</text:p>
              </table:table-cell>
              <table:table-cell office:value-type="float" office:value="0.007594">
                <text:p>0.007594</text:p>
              </table:table-cell>
            </table:table-row>
            <table:table-row>
              <table:table-cell office:value-type="string">
                <text:p>../phobos/std/c/math.d</text:p>
              </table:table-cell>
              <table:table-cell office:value-type="float" office:value="0.00662509">
                <text:p>0.00662509</text:p>
              </table:table-cell>
              <table:table-cell office:value-type="float" office:value="0.00408121">
                <text:p>0.00408121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../phobos/std/c/osx/socket.d</text:p>
              </table:table-cell>
              <table:table-cell office:value-type="float" office:value="0.0246946">
                <text:p>0.0246946</text:p>
              </table:table-cell>
              <table:table-cell office:value-type="float" office:value="0.0158064">
                <text:p>0.0158064</text:p>
              </table:table-cell>
              <table:table-cell office:value-type="float" office:value="0.11424">
                <text:p>0.11424</text:p>
              </table:table-cell>
            </table:table-row>
            <table:table-row>
              <table:table-cell office:value-type="string">
                <text:p>../phobos/std/c/process.d</text:p>
              </table:table-cell>
              <table:table-cell office:value-type="float" office:value="0.0335446">
                <text:p>0.0335446</text:p>
              </table:table-cell>
              <table:table-cell office:value-type="float" office:value="0.0246747">
                <text:p>0.0246747</text:p>
              </table:table-cell>
              <table:table-cell office:value-type="float" office:value="0.172184">
                <text:p>0.172184</text:p>
              </table:table-cell>
            </table:table-row>
            <table:table-row>
              <table:table-cell office:value-type="string">
                <text:p>../phobos/std/c/stdarg.d</text:p>
              </table:table-cell>
              <table:table-cell office:value-type="float" office:value="0.00695362">
                <text:p>0.00695362</text:p>
              </table:table-cell>
              <table:table-cell office:value-type="float" office:value="0.00405656">
                <text:p>0.00405656</text:p>
              </table:table-cell>
              <table:table-cell office:value-type="float" office:value="0.008093">
                <text:p>0.008093</text:p>
              </table:table-cell>
            </table:table-row>
            <table:table-row>
              <table:table-cell office:value-type="string">
                <text:p>../phobos/std/c/stddef.d</text:p>
              </table:table-cell>
              <table:table-cell office:value-type="float" office:value="0.00684604">
                <text:p>0.00684604</text:p>
              </table:table-cell>
              <table:table-cell office:value-type="float" office:value="0.00397579">
                <text:p>0.00397579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../phobos/std/c/stdio.d</text:p>
              </table:table-cell>
              <table:table-cell office:value-type="float" office:value="0.0078153">
                <text:p>0.0078153</text:p>
              </table:table-cell>
              <table:table-cell office:value-type="float" office:value="0.0046483">
                <text:p>0.0046483</text:p>
              </table:table-cell>
              <table:table-cell office:value-type="float" office:value="0.01557">
                <text:p>0.01557</text:p>
              </table:table-cell>
            </table:table-row>
            <table:table-row>
              <table:table-cell office:value-type="string">
                <text:p>../phobos/std/c/stdlib.d</text:p>
              </table:table-cell>
              <table:table-cell office:value-type="float" office:value="0.00843541">
                <text:p>0.00843541</text:p>
              </table:table-cell>
              <table:table-cell office:value-type="float" office:value="0.00505319">
                <text:p>0.00505319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../phobos/std/c/string.d</text:p>
              </table:table-cell>
              <table:table-cell office:value-type="float" office:value="0.0112507">
                <text:p>0.0112507</text:p>
              </table:table-cell>
              <table:table-cell office:value-type="float" office:value="0.00723691">
                <text:p>0.00723691</text:p>
              </table:table-cell>
              <table:table-cell office:value-type="float" office:value="0.030725">
                <text:p>0.030725</text:p>
              </table:table-cell>
            </table:table-row>
            <table:table-row>
              <table:table-cell office:value-type="string">
                <text:p>../phobos/std/c/time.d</text:p>
              </table:table-cell>
              <table:table-cell office:value-type="float" office:value="0.00669104">
                <text:p>0.00669104</text:p>
              </table:table-cell>
              <table:table-cell office:value-type="float" office:value="0.00372396">
                <text:p>0.00372396</text:p>
              </table:table-cell>
              <table:table-cell office:value-type="float" office:value="0.007549">
                <text:p>0.007549</text:p>
              </table:table-cell>
            </table:table-row>
            <table:table-row>
              <table:table-cell office:value-type="string">
                <text:p>../phobos/std/c/wcharh.d</text:p>
              </table:table-cell>
              <table:table-cell office:value-type="float" office:value="0.00674758">
                <text:p>0.00674758</text:p>
              </table:table-cell>
              <table:table-cell office:value-type="float" office:value="0.00381187">
                <text:p>0.00381187</text:p>
              </table:table-cell>
              <table:table-cell office:value-type="float" office:value="0.00753">
                <text:p>0.00753</text:p>
              </table:table-cell>
            </table:table-row>
            <table:table-row>
              <table:table-cell office:value-type="string">
                <text:p>../phobos/std/c/windows/com.d</text:p>
              </table:table-cell>
              <table:table-cell office:value-type="float" office:value="0.0758902">
                <text:p>0.0758902</text:p>
              </table:table-cell>
              <table:table-cell office:value-type="float" office:value="0.0525913">
                <text:p>0.0525913</text:p>
              </table:table-cell>
              <table:table-cell office:value-type="float" office:value="0.35328">
                <text:p>0.35328</text:p>
              </table:table-cell>
            </table:table-row>
            <table:table-row>
              <table:table-cell office:value-type="string">
                <text:p>../phobos/std/c/windows/stat.d</text:p>
              </table:table-cell>
              <table:table-cell office:value-type="float" office:value="0.017011">
                <text:p>0.017011</text:p>
              </table:table-cell>
              <table:table-cell office:value-type="float" office:value="0.0111586">
                <text:p>0.0111586</text:p>
              </table:table-cell>
              <table:table-cell office:value-type="float" office:value="0.072859">
                <text:p>0.072859</text:p>
              </table:table-cell>
            </table:table-row>
            <table:table-row>
              <table:table-cell office:value-type="string">
                <text:p>../phobos/std/c/windows/windows.d</text:p>
              </table:table-cell>
              <table:table-cell office:value-type="float" office:value="0.00689192">
                <text:p>0.00689192</text:p>
              </table:table-cell>
              <table:table-cell office:value-type="float" office:value="0.00388025">
                <text:p>0.00388025</text:p>
              </table:table-cell>
              <table:table-cell office:value-type="float" office:value="0.008812">
                <text:p>0.008812</text:p>
              </table:table-cell>
            </table:table-row>
            <table:table-row>
              <table:table-cell office:value-type="string">
                <text:p>../phobos/std/c/windows/winsock.d</text:p>
              </table:table-cell>
              <table:table-cell office:value-type="float" office:value="0.148984">
                <text:p>0.148984</text:p>
              </table:table-cell>
              <table:table-cell office:value-type="float" office:value="0.0998425">
                <text:p>0.0998425</text:p>
              </table:table-cell>
              <table:table-cell office:value-type="float" office:value="0.761786">
                <text:p>0.761786</text:p>
              </table:table-cell>
            </table:table-row>
            <table:table-row>
              <table:table-cell office:value-type="string">
                <text:p>../phobos/std/compiler.d</text:p>
              </table:table-cell>
              <table:table-cell office:value-type="float" office:value="0.0188008">
                <text:p>0.0188008</text:p>
              </table:table-cell>
              <table:table-cell office:value-type="float" office:value="0.0124791">
                <text:p>0.0124791</text:p>
              </table:table-cell>
              <table:table-cell office:value-type="float" office:value="0.068321">
                <text:p>0.068321</text:p>
              </table:table-cell>
            </table:table-row>
            <table:table-row>
              <table:table-cell office:value-type="string">
                <text:p>../phobos/std/complex.d</text:p>
              </table:table-cell>
              <table:table-cell office:value-type="float" office:value="0.22831">
                <text:p>0.22831</text:p>
              </table:table-cell>
              <table:table-cell office:value-type="float" office:value="0.161067">
                <text:p>0.161067</text:p>
              </table:table-cell>
              <table:table-cell office:value-type="float" office:value="1.528901">
                <text:p>1.528901</text:p>
              </table:table-cell>
            </table:table-row>
            <table:table-row>
              <table:table-cell office:value-type="string">
                <text:p>../phobos/std/concurrency.d</text:p>
              </table:table-cell>
              <table:table-cell office:value-type="float" office:value="0.386205">
                <text:p>0.386205</text:p>
              </table:table-cell>
              <table:table-cell office:value-type="float" office:value="0.269819">
                <text:p>0.269819</text:p>
              </table:table-cell>
              <table:table-cell office:value-type="float" office:value="1.980545">
                <text:p>1.980545</text:p>
              </table:table-cell>
            </table:table-row>
            <table:table-row>
              <table:table-cell office:value-type="string">
                <text:p>../phobos/std/container.d</text:p>
              </table:table-cell>
              <table:table-cell office:value-type="float" office:value="1.53128">
                <text:p>1.53128</text:p>
              </table:table-cell>
              <table:table-cell office:value-type="float" office:value="1.05916">
                <text:p>1.05916</text:p>
              </table:table-cell>
              <table:table-cell office:value-type="float" office:value="8.64751">
                <text:p>8.64751</text:p>
              </table:table-cell>
            </table:table-row>
            <table:table-row>
              <table:table-cell office:value-type="string">
                <text:p>../phobos/std/conv.d</text:p>
              </table:table-cell>
              <table:table-cell office:value-type="float" office:value="1.44388">
                <text:p>1.44388</text:p>
              </table:table-cell>
              <table:table-cell office:value-type="float" office:value="1.00076">
                <text:p>1.00076</text:p>
              </table:table-cell>
              <table:table-cell office:value-type="float" office:value="8.256503">
                <text:p>8.256503</text:p>
              </table:table-cell>
            </table:table-row>
            <table:table-row>
              <table:table-cell office:value-type="string">
                <text:p>../phobos/std/cstream.d</text:p>
              </table:table-cell>
              <table:table-cell office:value-type="float" office:value="0.0652316">
                <text:p>0.0652316</text:p>
              </table:table-cell>
              <table:table-cell office:value-type="float" office:value="0.0458251">
                <text:p>0.0458251</text:p>
              </table:table-cell>
              <table:table-cell office:value-type="float" office:value="0.340099">
                <text:p>0.340099</text:p>
              </table:table-cell>
            </table:table-row>
            <table:table-row>
              <table:table-cell office:value-type="string">
                <text:p>../phobos/std/csv.d</text:p>
              </table:table-cell>
              <table:table-cell office:value-type="float" office:value="0.405258">
                <text:p>0.405258</text:p>
              </table:table-cell>
              <table:table-cell office:value-type="float" office:value="0.285993">
                <text:p>0.285993</text:p>
              </table:table-cell>
              <table:table-cell office:value-type="float" office:value="2.085813">
                <text:p>2.085813</text:p>
              </table:table-cell>
            </table:table-row>
            <table:table-row>
              <table:table-cell office:value-type="string">
                <text:p>../phobos/std/d/entities.d</text:p>
              </table:table-cell>
              <table:table-cell office:value-type="float" office:value="1.66347">
                <text:p>1.66347</text:p>
              </table:table-cell>
              <table:table-cell office:value-type="float" office:value="1.12005">
                <text:p>1.12005</text:p>
              </table:table-cell>
              <table:table-cell office:value-type="float" office:value="6.108348">
                <text:p>6.108348</text:p>
              </table:table-cell>
            </table:table-row>
            <table:table-row>
              <table:table-cell office:value-type="string">
                <text:p>../phobos/std/d/lexer.d</text:p>
              </table:table-cell>
              <table:table-cell office:value-type="float" office:value="1.12115">
                <text:p>1.12115</text:p>
              </table:table-cell>
              <table:table-cell office:value-type="float" office:value="0.748765">
                <text:p>0.748765</text:p>
              </table:table-cell>
              <table:table-cell office:value-type="float" office:value="6.271145">
                <text:p>6.271145</text:p>
              </table:table-cell>
            </table:table-row>
            <table:table-row>
              <table:table-cell office:value-type="string">
                <text:p>../phobos/std/datetime.d</text:p>
              </table:table-cell>
              <table:table-cell office:value-type="float" office:value="16.3632">
                <text:p>16.3632</text:p>
              </table:table-cell>
              <table:table-cell office:value-type="float" office:value="10.5512">
                <text:p>10.5512</text:p>
              </table:table-cell>
              <table:table-cell office:value-type="float" office:value="6.48481">
                <text:p>6.48481</text:p>
              </table:table-cell>
            </table:table-row>
            <table:table-row>
              <table:table-cell office:value-type="string">
                <text:p>../phobos/std/demangle.d</text:p>
              </table:table-cell>
              <table:table-cell office:value-type="float" office:value="0.0149775">
                <text:p>0.0149775</text:p>
              </table:table-cell>
              <table:table-cell office:value-type="float" office:value="0.0102513">
                <text:p>0.0102513</text:p>
              </table:table-cell>
              <table:table-cell office:value-type="float" office:value="0.049156">
                <text:p>0.049156</text:p>
              </table:table-cell>
            </table:table-row>
            <table:table-row>
              <table:table-cell office:value-type="string">
                <text:p>../phobos/std/digest/crc.d</text:p>
              </table:table-cell>
              <table:table-cell office:value-type="float" office:value="0.121757">
                <text:p>0.121757</text:p>
              </table:table-cell>
              <table:table-cell office:value-type="float" office:value="0.0862754">
                <text:p>0.0862754</text:p>
              </table:table-cell>
              <table:table-cell office:value-type="float" office:value="1.0354">
                <text:p>1.0354</text:p>
              </table:table-cell>
            </table:table-row>
            <table:table-row>
              <table:table-cell office:value-type="string">
                <text:p>../phobos/std/digest/digest.d</text:p>
              </table:table-cell>
              <table:table-cell office:value-type="float" office:value="0.256894">
                <text:p>0.256894</text:p>
              </table:table-cell>
              <table:table-cell office:value-type="float" office:value="0.188963">
                <text:p>0.188963</text:p>
              </table:table-cell>
              <table:table-cell office:value-type="float" office:value="1.432135">
                <text:p>1.432135</text:p>
              </table:table-cell>
            </table:table-row>
            <table:table-row>
              <table:table-cell office:value-type="string">
                <text:p>../phobos/std/digest/md.d</text:p>
              </table:table-cell>
              <table:table-cell office:value-type="float" office:value="0.205297">
                <text:p>0.205297</text:p>
              </table:table-cell>
              <table:table-cell office:value-type="float" office:value="0.139489">
                <text:p>0.139489</text:p>
              </table:table-cell>
              <table:table-cell office:value-type="float" office:value="1.263805">
                <text:p>1.263805</text:p>
              </table:table-cell>
            </table:table-row>
            <table:table-row>
              <table:table-cell office:value-type="string">
                <text:p>../phobos/std/digest/ripemd.d</text:p>
              </table:table-cell>
              <table:table-cell office:value-type="float" office:value="0.292404">
                <text:p>0.292404</text:p>
              </table:table-cell>
              <table:table-cell office:value-type="float" office:value="0.198451">
                <text:p>0.198451</text:p>
              </table:table-cell>
              <table:table-cell office:value-type="float" office:value="1.824424">
                <text:p>1.824424</text:p>
              </table:table-cell>
            </table:table-row>
            <table:table-row>
              <table:table-cell office:value-type="string">
                <text:p>../phobos/std/digest/sha.d</text:p>
              </table:table-cell>
              <table:table-cell office:value-type="float" office:value="0.246116">
                <text:p>0.246116</text:p>
              </table:table-cell>
              <table:table-cell office:value-type="float" office:value="0.169492">
                <text:p>0.169492</text:p>
              </table:table-cell>
              <table:table-cell office:value-type="float" office:value="1.412014">
                <text:p>1.412014</text:p>
              </table:table-cell>
            </table:table-row>
            <table:table-row>
              <table:table-cell office:value-type="string">
                <text:p>../phobos/std/encoding.d</text:p>
              </table:table-cell>
              <table:table-cell office:value-type="float" office:value="0.661449">
                <text:p>0.661449</text:p>
              </table:table-cell>
              <table:table-cell office:value-type="float" office:value="0.461198">
                <text:p>0.461198</text:p>
              </table:table-cell>
              <table:table-cell office:value-type="float" office:value="3.726237">
                <text:p>3.726237</text:p>
              </table:table-cell>
            </table:table-row>
            <table:table-row>
              <table:table-cell office:value-type="string">
                <text:p>../phobos/std/exception.d</text:p>
              </table:table-cell>
              <table:table-cell office:value-type="float" office:value="0.357377">
                <text:p>0.357377</text:p>
              </table:table-cell>
              <table:table-cell office:value-type="float" office:value="0.245594">
                <text:p>0.245594</text:p>
              </table:table-cell>
              <table:table-cell office:value-type="float" office:value="1.833302">
                <text:p>1.833302</text:p>
              </table:table-cell>
            </table:table-row>
            <table:table-row>
              <table:table-cell office:value-type="string">
                <text:p>../phobos/std/file.d</text:p>
              </table:table-cell>
              <table:table-cell office:value-type="float" office:value="0.885955">
                <text:p>0.885955</text:p>
              </table:table-cell>
              <table:table-cell office:value-type="float" office:value="0.606786">
                <text:p>0.606786</text:p>
              </table:table-cell>
              <table:table-cell office:value-type="float" office:value="4.433974">
                <text:p>4.433974</text:p>
              </table:table-cell>
            </table:table-row>
            <table:table-row>
              <table:table-cell office:value-type="string">
                <text:p>../phobos/std/format.d</text:p>
              </table:table-cell>
              <table:table-cell office:value-type="float" office:value="1.82903">
                <text:p>1.82903</text:p>
              </table:table-cell>
              <table:table-cell office:value-type="float" office:value="1.2508">
                <text:p>1.2508</text:p>
              </table:table-cell>
              <table:table-cell office:value-type="float" office:value="10.148083">
                <text:p>10.148083</text:p>
              </table:table-cell>
            </table:table-row>
            <table:table-row>
              <table:table-cell office:value-type="string">
                <text:p>../phobos/std/functional.d</text:p>
              </table:table-cell>
              <table:table-cell office:value-type="float" office:value="0.214157">
                <text:p>0.214157</text:p>
              </table:table-cell>
              <table:table-cell office:value-type="float" office:value="0.15385">
                <text:p>0.15385</text:p>
              </table:table-cell>
              <table:table-cell office:value-type="float" office:value="1.193701">
                <text:p>1.193701</text:p>
              </table:table-cell>
            </table:table-row>
            <table:table-row>
              <table:table-cell office:value-type="string">
                <text:p>../phobos/std/getopt.d</text:p>
              </table:table-cell>
              <table:table-cell office:value-type="float" office:value="0.202298">
                <text:p>0.202298</text:p>
              </table:table-cell>
              <table:table-cell office:value-type="float" office:value="0.142888">
                <text:p>0.142888</text:p>
              </table:table-cell>
              <table:table-cell office:value-type="float" office:value="1.144072">
                <text:p>1.144072</text:p>
              </table:table-cell>
            </table:table-row>
            <table:table-row>
              <table:table-cell office:value-type="string">
                <text:p>../phobos/std/internal/digest/sha_SSSE3.d</text:p>
              </table:table-cell>
              <table:table-cell office:value-type="float" office:value="0.21924">
                <text:p>0.21924</text:p>
              </table:table-cell>
              <table:table-cell office:value-type="float" office:value="0.148257">
                <text:p>0.148257</text:p>
              </table:table-cell>
              <table:table-cell office:value-type="float" office:value="1.317069">
                <text:p>1.317069</text:p>
              </table:table-cell>
            </table:table-row>
            <table:table-row>
              <table:table-cell office:value-type="string">
                <text:p>../phobos/std/internal/math/biguintcore.d</text:p>
              </table:table-cell>
              <table:table-cell office:value-type="float" office:value="0.720632">
                <text:p>0.720632</text:p>
              </table:table-cell>
              <table:table-cell office:value-type="float" office:value="0.498783">
                <text:p>0.498783</text:p>
              </table:table-cell>
              <table:table-cell office:value-type="float" office:value="4.037727">
                <text:p>4.037727</text:p>
              </table:table-cell>
            </table:table-row>
            <table:table-row>
              <table:table-cell office:value-type="string">
                <text:p>../phobos/std/internal/math/biguintnoasm.d</text:p>
              </table:table-cell>
              <table:table-cell office:value-type="float" office:value="0.113762">
                <text:p>0.113762</text:p>
              </table:table-cell>
              <table:table-cell office:value-type="float" office:value="0.0800978">
                <text:p>0.0800978</text:p>
              </table:table-cell>
              <table:table-cell office:value-type="float" office:value="0.771755">
                <text:p>0.771755</text:p>
              </table:table-cell>
            </table:table-row>
            <table:table-row>
              <table:table-cell office:value-type="string">
                <text:p>../phobos/std/internal/math/biguintx86.d</text:p>
              </table:table-cell>
              <table:table-cell office:value-type="float" office:value="0.378379">
                <text:p>0.378379</text:p>
              </table:table-cell>
              <table:table-cell office:value-type="float" office:value="0.25636">
                <text:p>0.25636</text:p>
              </table:table-cell>
              <table:table-cell office:value-type="float" office:value="2.472906">
                <text:p>2.472906</text:p>
              </table:table-cell>
            </table:table-row>
            <table:table-row>
              <table:table-cell office:value-type="string">
                <text:p>../phobos/std/internal/math/errorfunction.d</text:p>
              </table:table-cell>
              <table:table-cell office:value-type="float" office:value="0.117474">
                <text:p>0.117474</text:p>
              </table:table-cell>
              <table:table-cell office:value-type="float" office:value="0.0819124">
                <text:p>0.0819124</text:p>
              </table:table-cell>
              <table:table-cell office:value-type="float" office:value="1.54647">
                <text:p>1.54647</text:p>
              </table:table-cell>
            </table:table-row>
            <table:table-row>
              <table:table-cell office:value-type="string">
                <text:p>../phobos/std/internal/math/gammafunction.d</text:p>
              </table:table-cell>
              <table:table-cell office:value-type="float" office:value="0.496058">
                <text:p>0.496058</text:p>
              </table:table-cell>
              <table:table-cell office:value-type="float" office:value="0.311058">
                <text:p>0.311058</text:p>
              </table:table-cell>
              <table:table-cell office:value-type="float" office:value="4.386593">
                <text:p>4.386593</text:p>
              </table:table-cell>
            </table:table-row>
            <table:table-row>
              <table:table-cell office:value-type="string">
                <text:p>../phobos/std/internal/processinit.d</text:p>
              </table:table-cell>
              <table:table-cell office:value-type="float" office:value="0.00923414">
                <text:p>0.00923414</text:p>
              </table:table-cell>
              <table:table-cell office:value-type="float" office:value="0.00535508">
                <text:p>0.00535508</text:p>
              </table:table-cell>
              <table:table-cell office:value-type="float" office:value="0.015695">
                <text:p>0.015695</text:p>
              </table:table-cell>
            </table:table-row>
            <table:table-row>
              <table:table-cell office:value-type="string">
                <text:p>../phobos/std/internal/uni.d</text:p>
              </table:table-cell>
              <table:table-cell office:value-type="float" office:value="0.254037">
                <text:p>0.254037</text:p>
              </table:table-cell>
              <table:table-cell office:value-type="float" office:value="0.176439">
                <text:p>0.176439</text:p>
              </table:table-cell>
              <table:table-cell office:value-type="float" office:value="1.326493">
                <text:p>1.326493</text:p>
              </table:table-cell>
            </table:table-row>
            <table:table-row>
              <table:table-cell office:value-type="string">
                <text:p>../phobos/std/internal/uni_tab.d</text:p>
              </table:table-cell>
              <table:table-cell office:value-type="float" office:value="1.60181">
                <text:p>1.60181</text:p>
              </table:table-cell>
              <table:table-cell office:value-type="float" office:value="1.02264">
                <text:p>1.02264</text:p>
              </table:table-cell>
              <table:table-cell office:value-type="float" office:value="19.74276">
                <text:p>19.74276</text:p>
              </table:table-cell>
            </table:table-row>
            <table:table-row>
              <table:table-cell office:value-type="string">
                <text:p>../phobos/std/internal/unicode_tables.d</text:p>
              </table:table-cell>
              <table:table-cell office:value-type="float" office:value="11.9164">
                <text:p>11.9164</text:p>
              </table:table-cell>
              <table:table-cell office:value-type="float" office:value="7.79145">
                <text:p>7.79145</text:p>
              </table:table-cell>
              <table:table-cell office:value-type="float" office:value="25.867905">
                <text:p>25.867905</text:p>
              </table:table-cell>
            </table:table-row>
            <table:table-row>
              <table:table-cell office:value-type="string">
                <text:p>../phobos/std/internal/windows/advapi32.d</text:p>
              </table:table-cell>
              <table:table-cell office:value-type="float" office:value="0.0255261">
                <text:p>0.0255261</text:p>
              </table:table-cell>
              <table:table-cell office:value-type="float" office:value="0.0165778">
                <text:p>0.0165778</text:p>
              </table:table-cell>
              <table:table-cell office:value-type="float" office:value="0.107006">
                <text:p>0.107006</text:p>
              </table:table-cell>
            </table:table-row>
            <table:table-row>
              <table:table-cell office:value-type="string">
                <text:p>../phobos/std/json.d</text:p>
              </table:table-cell>
              <table:table-cell office:value-type="float" office:value="0.173283">
                <text:p>0.173283</text:p>
              </table:table-cell>
              <table:table-cell office:value-type="float" office:value="0.116473">
                <text:p>0.116473</text:p>
              </table:table-cell>
              <table:table-cell office:value-type="float" office:value="0.881844">
                <text:p>0.881844</text:p>
              </table:table-cell>
            </table:table-row>
            <table:table-row>
              <table:table-cell office:value-type="string">
                <text:p>../phobos/std/math.d</text:p>
              </table:table-cell>
              <table:table-cell office:value-type="float" office:value="1.53031">
                <text:p>1.53031</text:p>
              </table:table-cell>
              <table:table-cell office:value-type="float" office:value="1.03566">
                <text:p>1.03566</text:p>
              </table:table-cell>
              <table:table-cell office:value-type="float" office:value="10.137564">
                <text:p>10.137564</text:p>
              </table:table-cell>
            </table:table-row>
            <table:table-row>
              <table:table-cell office:value-type="string">
                <text:p>../phobos/std/mathspecial.d</text:p>
              </table:table-cell>
              <table:table-cell office:value-type="float" office:value="0.0595959">
                <text:p>0.0595959</text:p>
              </table:table-cell>
              <table:table-cell office:value-type="float" office:value="0.0432439">
                <text:p>0.0432439</text:p>
              </table:table-cell>
              <table:table-cell office:value-type="float" office:value="0.335497">
                <text:p>0.335497</text:p>
              </table:table-cell>
            </table:table-row>
            <table:table-row>
              <table:table-cell office:value-type="string">
                <text:p>../phobos/std/md5.d</text:p>
              </table:table-cell>
              <table:table-cell office:value-type="float" office:value="0.150492">
                <text:p>0.150492</text:p>
              </table:table-cell>
              <table:table-cell office:value-type="float" office:value="0.101697">
                <text:p>0.101697</text:p>
              </table:table-cell>
              <table:table-cell office:value-type="float" office:value="0.971128">
                <text:p>0.971128</text:p>
              </table:table-cell>
            </table:table-row>
            <table:table-row>
              <table:table-cell office:value-type="string">
                <text:p>../phobos/std/metastrings.d</text:p>
              </table:table-cell>
              <table:table-cell office:value-type="float" office:value="0.05907">
                <text:p>0.05907</text:p>
              </table:table-cell>
              <table:table-cell office:value-type="float" office:value="0.0406255">
                <text:p>0.0406255</text:p>
              </table:table-cell>
              <table:table-cell office:value-type="float" office:value="0.321835">
                <text:p>0.321835</text:p>
              </table:table-cell>
            </table:table-row>
            <table:table-row>
              <table:table-cell office:value-type="string">
                <text:p>../phobos/std/mmfile.d</text:p>
              </table:table-cell>
              <table:table-cell office:value-type="float" office:value="0.187894">
                <text:p>0.187894</text:p>
              </table:table-cell>
              <table:table-cell office:value-type="float" office:value="0.129488">
                <text:p>0.129488</text:p>
              </table:table-cell>
              <table:table-cell office:value-type="float" office:value="0.910222">
                <text:p>0.910222</text:p>
              </table:table-cell>
            </table:table-row>
            <table:table-row>
              <table:table-cell office:value-type="string">
                <text:p>../phobos/std/net/curl.d</text:p>
              </table:table-cell>
              <table:table-cell office:value-type="float" office:value="1.01862">
                <text:p>1.01862</text:p>
              </table:table-cell>
              <table:table-cell office:value-type="float" office:value="0.720768">
                <text:p>0.720768</text:p>
              </table:table-cell>
              <table:table-cell office:value-type="float" office:value="5.317272">
                <text:p>5.317272</text:p>
              </table:table-cell>
            </table:table-row>
            <table:table-row>
              <table:table-cell office:value-type="string">
                <text:p>../phobos/std/net/isemail.d</text:p>
              </table:table-cell>
              <table:table-cell office:value-type="float" office:value="0.77951">
                <text:p>0.77951</text:p>
              </table:table-cell>
              <table:table-cell office:value-type="float" office:value="0.520134">
                <text:p>0.520134</text:p>
              </table:table-cell>
              <table:table-cell office:value-type="float" office:value="3.861812">
                <text:p>3.861812</text:p>
              </table:table-cell>
            </table:table-row>
            <table:table-row>
              <table:table-cell office:value-type="string">
                <text:p>../phobos/std/numeric.d</text:p>
              </table:table-cell>
              <table:table-cell office:value-type="float" office:value="0.892963">
                <text:p>0.892963</text:p>
              </table:table-cell>
              <table:table-cell office:value-type="float" office:value="0.62143">
                <text:p>0.62143</text:p>
              </table:table-cell>
              <table:table-cell office:value-type="float" office:value="5.198753">
                <text:p>5.198753</text:p>
              </table:table-cell>
            </table:table-row>
            <table:table-row>
              <table:table-cell office:value-type="string">
                <text:p>../phobos/std/outbuffer.d</text:p>
              </table:table-cell>
              <table:table-cell office:value-type="float" office:value="0.0839482">
                <text:p>0.0839482</text:p>
              </table:table-cell>
              <table:table-cell office:value-type="float" office:value="0.0581598">
                <text:p>0.0581598</text:p>
              </table:table-cell>
              <table:table-cell office:value-type="float" office:value="0.408864">
                <text:p>0.408864</text:p>
              </table:table-cell>
            </table:table-row>
            <table:table-row>
              <table:table-cell office:value-type="string">
                <text:p>../phobos/std/parallelism.d</text:p>
              </table:table-cell>
              <table:table-cell office:value-type="float" office:value="1.14482">
                <text:p>1.14482</text:p>
              </table:table-cell>
              <table:table-cell office:value-type="float" office:value="0.781166">
                <text:p>0.781166</text:p>
              </table:table-cell>
              <table:table-cell office:value-type="float" office:value="5.800175">
                <text:p>5.800175</text:p>
              </table:table-cell>
            </table:table-row>
            <table:table-row>
              <table:table-cell office:value-type="string">
                <text:p>../phobos/std/path.d</text:p>
              </table:table-cell>
              <table:table-cell office:value-type="float" office:value="0.902932">
                <text:p>0.902932</text:p>
              </table:table-cell>
              <table:table-cell office:value-type="float" office:value="0.611554">
                <text:p>0.611554</text:p>
              </table:table-cell>
              <table:table-cell office:value-type="float" office:value="5.176657">
                <text:p>5.176657</text:p>
              </table:table-cell>
            </table:table-row>
            <table:table-row>
              <table:table-cell office:value-type="string">
                <text:p>../phobos/std/process.d</text:p>
              </table:table-cell>
              <table:table-cell office:value-type="float" office:value="0.927649">
                <text:p>0.927649</text:p>
              </table:table-cell>
              <table:table-cell office:value-type="float" office:value="0.655528">
                <text:p>0.655528</text:p>
              </table:table-cell>
              <table:table-cell office:value-type="float" office:value="4.930282">
                <text:p>4.930282</text:p>
              </table:table-cell>
            </table:table-row>
            <table:table-row>
              <table:table-cell office:value-type="string">
                <text:p>../phobos/std/random.d</text:p>
              </table:table-cell>
              <table:table-cell office:value-type="float" office:value="0.706656">
                <text:p>0.706656</text:p>
              </table:table-cell>
              <table:table-cell office:value-type="float" office:value="0.489666">
                <text:p>0.489666</text:p>
              </table:table-cell>
              <table:table-cell office:value-type="float" office:value="4.013966">
                <text:p>4.013966</text:p>
              </table:table-cell>
            </table:table-row>
            <table:table-row>
              <table:table-cell office:value-type="string">
                <text:p>../phobos/std/range.d</text:p>
              </table:table-cell>
              <table:table-cell office:value-type="float" office:value="2.43312">
                <text:p>2.43312</text:p>
              </table:table-cell>
              <table:table-cell office:value-type="float" office:value="1.67226">
                <text:p>1.67226</text:p>
              </table:table-cell>
              <table:table-cell office:value-type="float" office:value="13.459874">
                <text:p>13.459874</text:p>
              </table:table-cell>
            </table:table-row>
            <table:table-row>
              <table:table-cell office:value-type="string">
                <text:p>../phobos/std/regex.d</text:p>
              </table:table-cell>
              <table:table-cell office:value-type="float" office:value="2.82455">
                <text:p>2.82455</text:p>
              </table:table-cell>
              <table:table-cell office:value-type="float" office:value="1.87028">
                <text:p>1.87028</text:p>
              </table:table-cell>
              <table:table-cell office:value-type="float" office:value="14.826777">
                <text:p>14.826777</text:p>
              </table:table-cell>
            </table:table-row>
            <table:table-row>
              <table:table-cell office:value-type="string">
                <text:p>../phobos/std/signals.d</text:p>
              </table:table-cell>
              <table:table-cell office:value-type="float" office:value="0.142792">
                <text:p>0.142792</text:p>
              </table:table-cell>
              <table:table-cell office:value-type="float" office:value="0.100113">
                <text:p>0.100113</text:p>
              </table:table-cell>
              <table:table-cell office:value-type="float" office:value="0.821552">
                <text:p>0.821552</text:p>
              </table:table-cell>
            </table:table-row>
            <table:table-row>
              <table:table-cell office:value-type="string">
                <text:p>../phobos/std/socket.d</text:p>
              </table:table-cell>
              <table:table-cell office:value-type="float" office:value="0.85649">
                <text:p>0.85649</text:p>
              </table:table-cell>
              <table:table-cell office:value-type="float" office:value="0.592876">
                <text:p>0.592876</text:p>
              </table:table-cell>
              <table:table-cell office:value-type="float" office:value="4.346029">
                <text:p>4.346029</text:p>
              </table:table-cell>
            </table:table-row>
            <table:table-row>
              <table:table-cell office:value-type="string">
                <text:p>../phobos/std/socketstream.d</text:p>
              </table:table-cell>
              <table:table-cell office:value-type="float" office:value="0.0331968">
                <text:p>0.0331968</text:p>
              </table:table-cell>
              <table:table-cell office:value-type="float" office:value="0.022484">
                <text:p>0.022484</text:p>
              </table:table-cell>
              <table:table-cell office:value-type="float" office:value="0.138479">
                <text:p>0.138479</text:p>
              </table:table-cell>
            </table:table-row>
            <table:table-row>
              <table:table-cell office:value-type="string">
                <text:p>../phobos/std/stdint.d</text:p>
              </table:table-cell>
              <table:table-cell office:value-type="float" office:value="0.0171896">
                <text:p>0.0171896</text:p>
              </table:table-cell>
              <table:table-cell office:value-type="float" office:value="0.0126208">
                <text:p>0.0126208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../phobos/std/stdio.d</text:p>
              </table:table-cell>
              <table:table-cell office:value-type="float" office:value="0.868226">
                <text:p>0.868226</text:p>
              </table:table-cell>
              <table:table-cell office:value-type="float" office:value="0.607856">
                <text:p>0.607856</text:p>
              </table:table-cell>
              <table:table-cell office:value-type="float" office:value="4.561993">
                <text:p>4.561993</text:p>
              </table:table-cell>
            </table:table-row>
            <table:table-row>
              <table:table-cell office:value-type="string">
                <text:p>../phobos/std/stdiobase.d</text:p>
              </table:table-cell>
              <table:table-cell office:value-type="float" office:value="0.00870422">
                <text:p>0.00870422</text:p>
              </table:table-cell>
              <table:table-cell office:value-type="float" office:value="0.00555117">
                <text:p>0.00555117</text:p>
              </table:table-cell>
              <table:table-cell office:value-type="float" office:value="0.016502">
                <text:p>0.016502</text:p>
              </table:table-cell>
            </table:table-row>
            <table:table-row>
              <table:table-cell office:value-type="string">
                <text:p>../phobos/std/stream.d</text:p>
              </table:table-cell>
              <table:table-cell office:value-type="float" office:value="0.902841">
                <text:p>0.902841</text:p>
              </table:table-cell>
              <table:table-cell office:value-type="float" office:value="0.63574">
                <text:p>0.63574</text:p>
              </table:table-cell>
              <table:table-cell office:value-type="float" office:value="4.941905">
                <text:p>4.941905</text:p>
              </table:table-cell>
            </table:table-row>
            <table:table-row>
              <table:table-cell office:value-type="string">
                <text:p>../phobos/std/string.d</text:p>
              </table:table-cell>
              <table:table-cell office:value-type="float" office:value="1.41469">
                <text:p>1.41469</text:p>
              </table:table-cell>
              <table:table-cell office:value-type="float" office:value="0.963669">
                <text:p>0.963669</text:p>
              </table:table-cell>
              <table:table-cell office:value-type="float" office:value="7.387121">
                <text:p>7.387121</text:p>
              </table:table-cell>
            </table:table-row>
            <table:table-row>
              <table:table-cell office:value-type="string">
                <text:p>../phobos/std/syserror.d</text:p>
              </table:table-cell>
              <table:table-cell office:value-type="float" office:value="0.0198729">
                <text:p>0.0198729</text:p>
              </table:table-cell>
              <table:table-cell office:value-type="float" office:value="0.011869">
                <text:p>0.011869</text:p>
              </table:table-cell>
              <table:table-cell office:value-type="float" office:value="0.084919">
                <text:p>0.084919</text:p>
              </table:table-cell>
            </table:table-row>
            <table:table-row>
              <table:table-cell office:value-type="string">
                <text:p>../phobos/std/system.d</text:p>
              </table:table-cell>
              <table:table-cell office:value-type="float" office:value="0.0206736">
                <text:p>0.0206736</text:p>
              </table:table-cell>
              <table:table-cell office:value-type="float" office:value="0.012802">
                <text:p>0.012802</text:p>
              </table:table-cell>
              <table:table-cell office:value-type="float" office:value="0.067003">
                <text:p>0.067003</text:p>
              </table:table-cell>
            </table:table-row>
            <table:table-row>
              <table:table-cell office:value-type="string">
                <text:p>../phobos/std/traits.d</text:p>
              </table:table-cell>
              <table:table-cell office:value-type="float" office:value="1.87815">
                <text:p>1.87815</text:p>
              </table:table-cell>
              <table:table-cell office:value-type="float" office:value="1.35244">
                <text:p>1.35244</text:p>
              </table:table-cell>
              <table:table-cell office:value-type="float" office:value="10.304087">
                <text:p>10.304087</text:p>
              </table:table-cell>
            </table:table-row>
            <table:table-row>
              <table:table-cell office:value-type="string">
                <text:p>../phobos/std/typecons.d</text:p>
              </table:table-cell>
              <table:table-cell office:value-type="float" office:value="1.35121">
                <text:p>1.35121</text:p>
              </table:table-cell>
              <table:table-cell office:value-type="float" office:value="0.929264">
                <text:p>0.929264</text:p>
              </table:table-cell>
              <table:table-cell office:value-type="float" office:value="7.680806">
                <text:p>7.680806</text:p>
              </table:table-cell>
            </table:table-row>
            <table:table-row>
              <table:table-cell office:value-type="string">
                <text:p>../phobos/std/typelist.d</text:p>
              </table:table-cell>
              <table:table-cell office:value-type="float" office:value="0.107161">
                <text:p>0.107161</text:p>
              </table:table-cell>
              <table:table-cell office:value-type="float" office:value="0.078181">
                <text:p>0.078181</text:p>
              </table:table-cell>
              <table:table-cell office:value-type="float" office:value="0.586081">
                <text:p>0.586081</text:p>
              </table:table-cell>
            </table:table-row>
            <table:table-row>
              <table:table-cell office:value-type="string">
                <text:p>../phobos/std/typetuple.d</text:p>
              </table:table-cell>
              <table:table-cell office:value-type="float" office:value="0.261424">
                <text:p>0.261424</text:p>
              </table:table-cell>
              <table:table-cell office:value-type="float" office:value="0.185456">
                <text:p>0.185456</text:p>
              </table:table-cell>
              <table:table-cell office:value-type="float" office:value="1.491048">
                <text:p>1.491048</text:p>
              </table:table-cell>
            </table:table-row>
            <table:table-row>
              <table:table-cell office:value-type="string">
                <text:p>../phobos/std/uni.d</text:p>
              </table:table-cell>
              <table:table-cell office:value-type="float" office:value="2.20944">
                <text:p>2.20944</text:p>
              </table:table-cell>
              <table:table-cell office:value-type="float" office:value="1.52384">
                <text:p>1.52384</text:p>
              </table:table-cell>
              <table:table-cell office:value-type="float" office:value="11.625306">
                <text:p>11.625306</text:p>
              </table:table-cell>
            </table:table-row>
            <table:table-row>
              <table:table-cell office:value-type="string">
                <text:p>../phobos/std/uri.d</text:p>
              </table:table-cell>
              <table:table-cell office:value-type="float" office:value="0.138169">
                <text:p>0.138169</text:p>
              </table:table-cell>
              <table:table-cell office:value-type="float" office:value="0.0920461">
                <text:p>0.0920461</text:p>
              </table:table-cell>
              <table:table-cell office:value-type="float" office:value="0.725302">
                <text:p>0.725302</text:p>
              </table:table-cell>
            </table:table-row>
            <table:table-row>
              <table:table-cell office:value-type="string">
                <text:p>../phobos/std/utf.d</text:p>
              </table:table-cell>
              <table:table-cell office:value-type="float" office:value="0.963096">
                <text:p>0.963096</text:p>
              </table:table-cell>
              <table:table-cell office:value-type="float" office:value="0.664758">
                <text:p>0.664758</text:p>
              </table:table-cell>
              <table:table-cell office:value-type="float" office:value="5.142576">
                <text:p>5.142576</text:p>
              </table:table-cell>
            </table:table-row>
            <table:table-row>
              <table:table-cell office:value-type="string">
                <text:p>../phobos/std/uuid.d</text:p>
              </table:table-cell>
              <table:table-cell office:value-type="float" office:value="0.522325">
                <text:p>0.522325</text:p>
              </table:table-cell>
              <table:table-cell office:value-type="float" office:value="0.304763">
                <text:p>0.304763</text:p>
              </table:table-cell>
              <table:table-cell office:value-type="float" office:value="2.61013">
                <text:p>2.61013</text:p>
              </table:table-cell>
            </table:table-row>
            <table:table-row>
              <table:table-cell office:value-type="string">
                <text:p>../phobos/std/variant.d</text:p>
              </table:table-cell>
              <table:table-cell office:value-type="float" office:value="0.514687">
                <text:p>0.514687</text:p>
              </table:table-cell>
              <table:table-cell office:value-type="float" office:value="0.357496">
                <text:p>0.357496</text:p>
              </table:table-cell>
              <table:table-cell office:value-type="float" office:value="2.834873">
                <text:p>2.834873</text:p>
              </table:table-cell>
            </table:table-row>
            <table:table-row>
              <table:table-cell office:value-type="string">
                <text:p>../phobos/std/windows/charset.d</text:p>
              </table:table-cell>
              <table:table-cell office:value-type="float" office:value="0.0305074">
                <text:p>0.0305074</text:p>
              </table:table-cell>
              <table:table-cell office:value-type="float" office:value="0.0202183">
                <text:p>0.0202183</text:p>
              </table:table-cell>
              <table:table-cell office:value-type="float" office:value="0.13455">
                <text:p>0.13455</text:p>
              </table:table-cell>
            </table:table-row>
            <table:table-row>
              <table:table-cell office:value-type="string">
                <text:p>../phobos/std/windows/iunknown.d</text:p>
              </table:table-cell>
              <table:table-cell office:value-type="float" office:value="0.00663349">
                <text:p>0.00663349</text:p>
              </table:table-cell>
              <table:table-cell office:value-type="float" office:value="0.00364478">
                <text:p>0.00364478</text:p>
              </table:table-cell>
              <table:table-cell office:value-type="float" office:value="0.008275">
                <text:p>0.008275</text:p>
              </table:table-cell>
            </table:table-row>
            <table:table-row>
              <table:table-cell office:value-type="string">
                <text:p>../phobos/std/windows/registry.d</text:p>
              </table:table-cell>
              <table:table-cell office:value-type="float" office:value="0.476481">
                <text:p>0.476481</text:p>
              </table:table-cell>
              <table:table-cell office:value-type="float" office:value="0.332992">
                <text:p>0.332992</text:p>
              </table:table-cell>
              <table:table-cell office:value-type="float" office:value="2.369076">
                <text:p>2.369076</text:p>
              </table:table-cell>
            </table:table-row>
            <table:table-row>
              <table:table-cell office:value-type="string">
                <text:p>../phobos/std/windows/syserror.d</text:p>
              </table:table-cell>
              <table:table-cell office:value-type="float" office:value="0.0163884">
                <text:p>0.0163884</text:p>
              </table:table-cell>
              <table:table-cell office:value-type="float" office:value="0.0110336">
                <text:p>0.0110336</text:p>
              </table:table-cell>
              <table:table-cell office:value-type="float" office:value="0.058517">
                <text:p>0.058517</text:p>
              </table:table-cell>
            </table:table-row>
            <table:table-row>
              <table:table-cell office:value-type="string">
                <text:p>../phobos/std/xml.d</text:p>
              </table:table-cell>
              <table:table-cell office:value-type="float" office:value="0.719751">
                <text:p>0.719751</text:p>
              </table:table-cell>
              <table:table-cell office:value-type="float" office:value="0.547481">
                <text:p>0.547481</text:p>
              </table:table-cell>
              <table:table-cell office:value-type="float" office:value="4.458297">
                <text:p>4.458297</text:p>
              </table:table-cell>
            </table:table-row>
            <table:table-row>
              <table:table-cell office:value-type="string">
                <text:p>../phobos/std/zip.d</text:p>
              </table:table-cell>
              <table:table-cell office:value-type="float" office:value="0.183969">
                <text:p>0.183969</text:p>
              </table:table-cell>
              <table:table-cell office:value-type="float" office:value="0.125937">
                <text:p>0.125937</text:p>
              </table:table-cell>
              <table:table-cell office:value-type="float" office:value="0.922149">
                <text:p>0.922149</text:p>
              </table:table-cell>
            </table:table-row>
            <table:table-row>
              <table:table-cell office:value-type="string">
                <text:p>../phobos/std/zlib.d</text:p>
              </table:table-cell>
              <table:table-cell office:value-type="float" office:value="0.24688">
                <text:p>0.24688</text:p>
              </table:table-cell>
              <table:table-cell office:value-type="float" office:value="0.143129">
                <text:p>0.143129</text:p>
              </table:table-cell>
              <table:table-cell office:value-type="float" office:value="1.254454">
                <text:p>1.254454</text:p>
              </table:table-cell>
            </table:table-row>
            <table:table-row>
              <table:table-cell office:value-type="string">
                <text:p>../phobos/unittest.d</text:p>
              </table:table-cell>
              <table:table-cell office:value-type="float" office:value="0.0473218">
                <text:p>0.0473218</text:p>
              </table:table-cell>
              <table:table-cell office:value-type="float" office:value="0.0327092">
                <text:p>0.0327092</text:p>
              </table:table-cell>
              <table:table-cell office:value-type="float" office:value="0.229817">
                <text:p>0.229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